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Georgia" officeooo:rsid="0015a2c9" officeooo:paragraph-rsid="0015a2c9"/>
    </style:style>
    <style:style style:name="P2" style:family="paragraph" style:parent-style-name="Standard">
      <style:text-properties style:font-name="Georgia" fo:font-style="italic" officeooo:rsid="0015a2c9" officeooo:paragraph-rsid="00a9dce7" style:font-style-asian="italic" style:font-style-complex="italic"/>
    </style:style>
    <style:style style:name="P3" style:family="paragraph" style:parent-style-name="Standard">
      <style:text-properties style:font-name="Georgia" fo:font-style="normal" officeooo:rsid="0076a244" officeooo:paragraph-rsid="001931fc" style:font-style-asian="normal" style:font-style-complex="normal"/>
    </style:style>
    <style:style style:name="P4" style:family="paragraph" style:parent-style-name="Standard">
      <style:text-properties style:font-name="Georgia" fo:font-style="normal" officeooo:rsid="00ae24a9" officeooo:paragraph-rsid="00ac35cd" style:font-style-asian="normal" style:font-style-complex="normal"/>
    </style:style>
    <style:style style:name="P5" style:family="paragraph" style:parent-style-name="Standard">
      <style:text-properties style:font-name="Georgia" fo:font-style="normal" officeooo:rsid="00bc429f" officeooo:paragraph-rsid="00b19575" style:font-style-asian="normal" style:font-style-complex="normal"/>
    </style:style>
    <style:style style:name="P6" style:family="paragraph" style:parent-style-name="Standard">
      <style:text-properties style:font-name="Georgia" fo:font-style="normal" officeooo:rsid="00cadb14" officeooo:paragraph-rsid="00c88d8b" style:font-style-asian="normal" style:font-style-complex="normal"/>
    </style:style>
    <style:style style:name="P7" style:family="paragraph" style:parent-style-name="Standard">
      <style:text-properties style:font-name="Georgia" fo:font-style="normal" officeooo:rsid="00d15396" officeooo:paragraph-rsid="00caf61a" style:font-style-asian="normal" style:font-style-complex="normal"/>
    </style:style>
    <style:style style:name="P8" style:family="paragraph" style:parent-style-name="Standard">
      <style:text-properties style:font-name="Georgia" fo:font-style="normal" officeooo:rsid="00c1d667" officeooo:paragraph-rsid="00be54db" style:font-style-asian="normal" style:font-style-complex="normal"/>
    </style:style>
    <style:style style:name="P9" style:family="paragraph" style:parent-style-name="Standard">
      <style:text-properties style:font-name="Georgia" fo:font-style="normal" officeooo:rsid="00c3b716" officeooo:paragraph-rsid="00c27177" style:font-style-asian="normal" style:font-style-complex="normal"/>
    </style:style>
    <style:style style:name="P10" style:family="paragraph" style:parent-style-name="Standard">
      <style:text-properties style:font-name="Georgia" fo:font-style="normal" officeooo:rsid="00e8aad5" officeooo:paragraph-rsid="00e59215" style:font-style-asian="normal" style:font-style-complex="normal"/>
    </style:style>
    <style:style style:name="P11" style:family="paragraph" style:parent-style-name="Standard">
      <style:text-properties style:font-name="Georgia" fo:font-style="normal" officeooo:rsid="0104adb2" officeooo:paragraph-rsid="0104adb2" style:font-style-asian="normal" style:font-style-complex="normal"/>
    </style:style>
    <style:style style:name="P12" style:family="paragraph" style:parent-style-name="Standard">
      <style:text-properties style:font-name="Georgia" fo:font-style="normal" officeooo:rsid="00efee27" officeooo:paragraph-rsid="00ead02d" style:font-style-asian="normal" style:font-style-complex="normal"/>
    </style:style>
    <style:style style:name="P13" style:family="paragraph" style:parent-style-name="Standard">
      <style:text-properties style:font-name="Georgia" fo:font-style="normal" officeooo:rsid="00f09bed" officeooo:paragraph-rsid="00efee27" style:font-style-asian="normal" style:font-style-complex="normal"/>
    </style:style>
    <style:style style:name="P14" style:family="paragraph" style:parent-style-name="Standard">
      <style:text-properties style:font-name="Georgia" fo:font-style="normal" officeooo:rsid="00f91f96" officeooo:paragraph-rsid="00f91f96" style:font-style-asian="normal" style:font-style-complex="normal"/>
    </style:style>
    <style:style style:name="P15" style:family="paragraph" style:parent-style-name="Standard">
      <style:text-properties style:font-name="Georgia" fo:font-style="normal" officeooo:rsid="00ff5473" officeooo:paragraph-rsid="0107bbc8" style:font-style-asian="normal" style:font-style-complex="normal"/>
    </style:style>
    <style:style style:name="P16" style:family="paragraph" style:parent-style-name="Standard">
      <style:text-properties style:font-name="Georgia" fo:font-style="normal" officeooo:rsid="010011d3" officeooo:paragraph-rsid="0107bbc8" style:font-style-asian="normal" style:font-style-complex="normal"/>
    </style:style>
    <style:style style:name="P17" style:family="paragraph" style:parent-style-name="Standard">
      <style:text-properties style:font-name="Georgia" fo:font-style="normal" officeooo:rsid="010011d3" officeooo:paragraph-rsid="01773ce9" style:font-style-asian="normal" style:font-style-complex="normal"/>
    </style:style>
    <style:style style:name="P18" style:family="paragraph" style:parent-style-name="Standard">
      <style:text-properties style:font-name="Georgia" fo:font-style="normal" officeooo:rsid="00f772bf" officeooo:paragraph-rsid="010011d3" style:font-style-asian="normal" style:font-style-complex="normal"/>
    </style:style>
    <style:style style:name="P19" style:family="paragraph" style:parent-style-name="Standard">
      <style:text-properties style:font-name="Georgia" fo:font-style="normal" officeooo:rsid="010862c8" officeooo:paragraph-rsid="010862c8" style:font-style-asian="normal" style:font-style-complex="normal"/>
    </style:style>
    <style:style style:name="P20" style:family="paragraph" style:parent-style-name="Standard">
      <style:text-properties style:font-name="Georgia" fo:font-style="normal" officeooo:rsid="0109ddc4" officeooo:paragraph-rsid="010862c8" style:font-style-asian="normal" style:font-style-complex="normal"/>
    </style:style>
    <style:style style:name="P21" style:family="paragraph" style:parent-style-name="Standard">
      <style:text-properties style:font-name="Georgia" fo:font-style="normal" officeooo:rsid="010c5c84" officeooo:paragraph-rsid="010862c8" style:font-style-asian="normal" style:font-style-complex="normal"/>
    </style:style>
    <style:style style:name="P22" style:family="paragraph" style:parent-style-name="Standard">
      <style:text-properties style:font-name="Georgia" fo:font-style="normal" officeooo:rsid="010c5c84" officeooo:paragraph-rsid="0147747e" style:font-style-asian="normal" style:font-style-complex="normal"/>
    </style:style>
    <style:style style:name="P23" style:family="paragraph" style:parent-style-name="Standard">
      <style:text-properties style:font-name="Georgia" fo:font-style="normal" officeooo:rsid="010ee41e" officeooo:paragraph-rsid="010ee41e" style:font-style-asian="normal" style:font-style-complex="normal"/>
    </style:style>
    <style:style style:name="P24" style:family="paragraph" style:parent-style-name="Standard">
      <style:text-properties style:font-name="Georgia" fo:font-style="normal" officeooo:rsid="010fd705" officeooo:paragraph-rsid="010fd705" style:font-style-asian="normal" style:font-style-complex="normal"/>
    </style:style>
    <style:style style:name="P25" style:family="paragraph" style:parent-style-name="Standard">
      <style:text-properties style:font-name="Georgia" fo:font-style="normal" officeooo:rsid="0114f637" officeooo:paragraph-rsid="011327af" style:font-style-asian="normal" style:font-style-complex="normal"/>
    </style:style>
    <style:style style:name="P26" style:family="paragraph" style:parent-style-name="Standard">
      <style:text-properties style:font-name="Georgia" fo:font-style="normal" officeooo:rsid="01194e19" officeooo:paragraph-rsid="011327af" style:font-style-asian="normal" style:font-style-complex="normal"/>
    </style:style>
    <style:style style:name="P27" style:family="paragraph" style:parent-style-name="Standard">
      <style:text-properties style:font-name="Georgia" fo:font-style="normal" officeooo:rsid="011c030e" officeooo:paragraph-rsid="011327af" style:font-style-asian="normal" style:font-style-complex="normal"/>
    </style:style>
    <style:style style:name="P28" style:family="paragraph" style:parent-style-name="Standard">
      <style:text-properties style:font-name="Georgia" fo:font-style="normal" officeooo:rsid="01238a45" officeooo:paragraph-rsid="011327af" style:font-style-asian="normal" style:font-style-complex="normal"/>
    </style:style>
    <style:style style:name="P29" style:family="paragraph" style:parent-style-name="Standard">
      <style:text-properties style:font-name="Georgia" fo:font-style="normal" officeooo:rsid="01354503" officeooo:paragraph-rsid="01354503" style:font-style-asian="normal" style:font-style-complex="normal"/>
    </style:style>
    <style:style style:name="P30" style:family="paragraph" style:parent-style-name="Standard">
      <style:text-properties style:font-name="Georgia" fo:font-style="normal" officeooo:rsid="013f8e6f" officeooo:paragraph-rsid="01354503" style:font-style-asian="normal" style:font-style-complex="normal"/>
    </style:style>
    <style:style style:name="P31" style:family="paragraph" style:parent-style-name="Standard">
      <style:text-properties style:font-name="Georgia" fo:font-style="normal" officeooo:rsid="0141e894" officeooo:paragraph-rsid="01354503" style:font-style-asian="normal" style:font-style-complex="normal"/>
    </style:style>
    <style:style style:name="P32" style:family="paragraph" style:parent-style-name="Standard">
      <style:text-properties style:font-name="Georgia" fo:font-style="normal" officeooo:rsid="0149b669" officeooo:paragraph-rsid="0147747e" style:font-style-asian="normal" style:font-style-complex="normal"/>
    </style:style>
    <style:style style:name="P33" style:family="paragraph" style:parent-style-name="Standard">
      <style:text-properties style:font-name="Georgia" fo:font-style="normal" officeooo:rsid="0149b669" officeooo:paragraph-rsid="0149b669" style:font-style-asian="normal" style:font-style-complex="normal"/>
    </style:style>
    <style:style style:name="P34" style:family="paragraph" style:parent-style-name="Standard">
      <style:text-properties style:font-name="Georgia" fo:font-style="normal" officeooo:rsid="014c1877" officeooo:paragraph-rsid="0149b669" style:font-style-asian="normal" style:font-style-complex="normal"/>
    </style:style>
    <style:style style:name="P35" style:family="paragraph" style:parent-style-name="Standard">
      <style:text-properties style:font-name="Georgia" fo:font-style="normal" officeooo:rsid="014efc02" officeooo:paragraph-rsid="014d886c" style:font-style-asian="normal" style:font-style-complex="normal"/>
    </style:style>
    <style:style style:name="P36" style:family="paragraph" style:parent-style-name="Standard">
      <style:text-properties style:font-name="Georgia" fo:font-style="normal" officeooo:rsid="0164138e" officeooo:paragraph-rsid="0164138e" style:font-style-asian="normal" style:font-style-complex="normal"/>
    </style:style>
    <style:style style:name="P37" style:family="paragraph" style:parent-style-name="Standard">
      <style:text-properties style:font-name="Georgia" fo:font-style="normal" officeooo:rsid="0164a4bc" officeooo:paragraph-rsid="0164a4bc" style:font-style-asian="normal" style:font-style-complex="normal"/>
    </style:style>
    <style:style style:name="P38" style:family="paragraph" style:parent-style-name="Standard">
      <style:text-properties style:font-name="Georgia" fo:font-style="normal" officeooo:rsid="00b19575" officeooo:paragraph-rsid="0164a4bc" style:font-style-asian="normal" style:font-style-complex="normal"/>
    </style:style>
    <style:style style:name="P39" style:family="paragraph" style:parent-style-name="Standard">
      <style:text-properties style:font-name="Georgia" fo:font-style="normal" fo:font-weight="normal" officeooo:rsid="016f0b1e" officeooo:paragraph-rsid="0164a4bc" style:font-style-asian="normal" style:font-weight-asian="normal" style:font-style-complex="normal" style:font-weight-complex="normal"/>
    </style:style>
    <style:style style:name="P40" style:family="paragraph" style:parent-style-name="Standard">
      <style:text-properties style:font-name="Georgia" fo:font-style="normal" fo:font-weight="normal" officeooo:rsid="016b6497" officeooo:paragraph-rsid="0164a4bc" style:font-style-asian="normal" style:font-weight-asian="normal" style:font-style-complex="normal" style:font-weight-complex="normal"/>
    </style:style>
    <style:style style:name="P41" style:family="paragraph" style:parent-style-name="Standard">
      <style:text-properties style:font-name="Georgia" fo:font-style="normal" fo:font-weight="normal" officeooo:rsid="016c443f" officeooo:paragraph-rsid="016c443f" style:font-style-asian="normal" style:font-weight-asian="normal" style:font-style-complex="normal" style:font-weight-complex="normal"/>
    </style:style>
    <style:style style:name="P42" style:family="paragraph" style:parent-style-name="Standard">
      <style:text-properties style:font-name="Georgia" fo:font-style="normal" fo:font-weight="normal" officeooo:rsid="017c80ef" officeooo:paragraph-rsid="017c06c1" style:font-style-asian="normal" style:font-weight-asian="normal" style:font-style-complex="normal" style:font-weight-complex="normal"/>
    </style:style>
    <style:style style:name="P43" style:family="paragraph" style:parent-style-name="Standard">
      <style:text-properties style:font-name="Georgia" fo:font-style="normal" fo:font-weight="normal" officeooo:rsid="017c06c1" officeooo:paragraph-rsid="017c06c1" style:font-style-asian="normal" style:font-weight-asian="normal" style:font-style-complex="normal" style:font-weight-complex="normal"/>
    </style:style>
    <style:style style:name="P44" style:family="paragraph" style:parent-style-name="Standard">
      <style:text-properties style:font-name="Georgia" fo:font-style="normal" fo:font-weight="normal" officeooo:rsid="019d86e4" officeooo:paragraph-rsid="019ca37a" style:font-style-asian="normal" style:font-weight-asian="normal" style:font-style-complex="normal" style:font-weight-complex="normal"/>
    </style:style>
    <style:style style:name="P45" style:family="paragraph" style:parent-style-name="Standard">
      <style:text-properties style:font-name="Georgia" officeooo:rsid="00caf61a" officeooo:paragraph-rsid="00caf61a"/>
    </style:style>
    <style:style style:name="P46" style:family="paragraph" style:parent-style-name="Standard">
      <style:text-properties style:font-name="Georgia" officeooo:paragraph-rsid="00d4438a"/>
    </style:style>
    <style:style style:name="P47" style:family="paragraph" style:parent-style-name="Standard">
      <style:text-properties style:font-name="Georgia" officeooo:rsid="00c27177" officeooo:paragraph-rsid="00c27177"/>
    </style:style>
    <style:style style:name="P48" style:family="paragraph" style:parent-style-name="Standard">
      <style:text-properties style:font-name="Georgia" officeooo:rsid="00e59215" officeooo:paragraph-rsid="00e59215"/>
    </style:style>
    <style:style style:name="P49" style:family="paragraph" style:parent-style-name="Standard">
      <style:text-properties style:font-name="Georgia" officeooo:rsid="00ead02d" officeooo:paragraph-rsid="00ead02d"/>
    </style:style>
    <style:style style:name="P50" style:family="paragraph" style:parent-style-name="Standard">
      <style:text-properties style:font-name="Georgia" officeooo:rsid="00efee27" officeooo:paragraph-rsid="00efee27"/>
    </style:style>
    <style:style style:name="P51" style:family="paragraph" style:parent-style-name="Standard">
      <style:text-properties style:font-name="Georgia" officeooo:rsid="00f1ad04" officeooo:paragraph-rsid="00f91f96"/>
    </style:style>
    <style:style style:name="P52" style:family="paragraph" style:parent-style-name="Standard">
      <style:text-properties style:font-name="Georgia" officeooo:paragraph-rsid="0107bbc8"/>
    </style:style>
    <style:style style:name="P53" style:family="paragraph" style:parent-style-name="Standard">
      <style:text-properties style:font-name="Georgia" officeooo:rsid="010862c8" officeooo:paragraph-rsid="010862c8"/>
    </style:style>
    <style:style style:name="P54" style:family="paragraph" style:parent-style-name="Standard">
      <style:text-properties style:font-name="Georgia" officeooo:rsid="010ee41e" officeooo:paragraph-rsid="010ee41e"/>
    </style:style>
    <style:style style:name="P55" style:family="paragraph" style:parent-style-name="Standard">
      <style:text-properties style:font-name="Georgia" officeooo:rsid="00ac35cd" officeooo:paragraph-rsid="00ac35cd"/>
    </style:style>
    <style:style style:name="P56" style:family="paragraph" style:parent-style-name="Standard">
      <style:text-properties style:font-name="Georgia" officeooo:rsid="0164138e" officeooo:paragraph-rsid="0164138e"/>
    </style:style>
    <style:style style:name="P57" style:family="paragraph" style:parent-style-name="Standard">
      <style:text-properties style:font-name="Georgia" officeooo:rsid="0164138e" officeooo:paragraph-rsid="0164a4bc"/>
    </style:style>
    <style:style style:name="P58" style:family="paragraph" style:parent-style-name="Standard">
      <style:text-properties style:font-name="Georgia" officeooo:rsid="0104adb2" officeooo:paragraph-rsid="01717a25"/>
    </style:style>
    <style:style style:name="P59" style:family="paragraph" style:parent-style-name="Standard">
      <style:text-properties style:font-name="Georgia" fo:font-weight="bold" officeooo:rsid="0164a4bc" officeooo:paragraph-rsid="0164a4bc" style:font-weight-asian="bold" style:font-weight-complex="bold"/>
    </style:style>
    <style:style style:name="P60" style:family="paragraph" style:parent-style-name="Standard">
      <style:text-properties style:font-name="Georgia" fo:font-size="14pt" fo:font-style="italic" fo:font-weight="bold" officeooo:rsid="01659f76" officeooo:paragraph-rsid="01659f76" style:font-size-asian="14pt" style:font-style-asian="italic" style:font-weight-asian="bold" style:font-size-complex="14pt" style:font-style-complex="italic" style:font-weight-complex="bold"/>
    </style:style>
    <style:style style:name="P61" style:family="paragraph" style:parent-style-name="Standard">
      <style:text-properties style:font-name="Georgia" officeooo:paragraph-rsid="0188430d"/>
    </style:style>
    <style:style style:name="P62" style:family="paragraph" style:parent-style-name="Standard">
      <style:text-properties officeooo:paragraph-rsid="010862c8"/>
    </style:style>
    <style:style style:name="P63" style:family="paragraph" style:parent-style-name="Standard">
      <style:text-properties officeooo:rsid="011327af" officeooo:paragraph-rsid="011327af"/>
    </style:style>
    <style:style style:name="P64" style:family="paragraph" style:parent-style-name="Standard">
      <style:text-properties officeooo:rsid="011327af" officeooo:paragraph-rsid="01268279"/>
    </style:style>
    <style:style style:name="P65" style:family="paragraph" style:parent-style-name="Standard">
      <style:text-properties officeooo:paragraph-rsid="01268279"/>
    </style:style>
    <style:style style:name="P66" style:family="paragraph" style:parent-style-name="Standard">
      <style:text-properties officeooo:paragraph-rsid="01354503"/>
    </style:style>
    <style:style style:name="P67" style:family="paragraph" style:parent-style-name="Standard">
      <style:text-properties officeooo:rsid="0143a88e" officeooo:paragraph-rsid="0143a88e"/>
    </style:style>
    <style:style style:name="P68" style:family="paragraph" style:parent-style-name="Standard">
      <style:text-properties officeooo:rsid="0143a88e" officeooo:paragraph-rsid="0147747e"/>
    </style:style>
    <style:style style:name="P69" style:family="paragraph" style:parent-style-name="Standard">
      <style:text-properties officeooo:rsid="0149b669" officeooo:paragraph-rsid="0149b669"/>
    </style:style>
    <style:style style:name="P70" style:family="paragraph" style:parent-style-name="Standard">
      <style:text-properties officeooo:rsid="014d886c" officeooo:paragraph-rsid="014d886c"/>
    </style:style>
    <style:style style:name="P71" style:family="paragraph" style:parent-style-name="Standard">
      <style:text-properties officeooo:paragraph-rsid="014d886c"/>
    </style:style>
    <style:style style:name="P72" style:family="paragraph" style:parent-style-name="Standard">
      <style:text-properties officeooo:paragraph-rsid="0164a4bc"/>
    </style:style>
    <style:style style:name="P73" style:family="paragraph" style:parent-style-name="Standard">
      <style:text-properties officeooo:rsid="016c443f" officeooo:paragraph-rsid="017c06c1"/>
    </style:style>
    <style:style style:name="P74" style:family="paragraph" style:parent-style-name="Standard">
      <style:text-properties officeooo:paragraph-rsid="01773ce9"/>
    </style:style>
    <style:style style:name="P75" style:family="paragraph" style:parent-style-name="Standard">
      <style:text-properties fo:font-weight="bold" officeooo:rsid="016c443f" officeooo:paragraph-rsid="016c443f" style:font-weight-asian="bold" style:font-weight-complex="bold"/>
    </style:style>
    <style:style style:name="P76" style:family="paragraph" style:parent-style-name="Standard">
      <style:text-properties fo:font-weight="bold" officeooo:rsid="01a3b1bb" officeooo:paragraph-rsid="01a3b1bb" style:font-weight-asian="bold" style:font-weight-complex="bold"/>
    </style:style>
    <style:style style:name="P77" style:family="paragraph" style:parent-style-name="Standard">
      <style:text-properties officeooo:rsid="017e13e6" officeooo:paragraph-rsid="017e13e6"/>
    </style:style>
    <style:style style:name="P78" style:family="paragraph" style:parent-style-name="Standard">
      <style:text-properties officeooo:rsid="0188430d" officeooo:paragraph-rsid="0188430d"/>
    </style:style>
    <style:style style:name="P79" style:family="paragraph" style:parent-style-name="Standard">
      <style:text-properties officeooo:paragraph-rsid="01930ec3"/>
    </style:style>
    <style:style style:name="P80" style:family="paragraph" style:parent-style-name="Standard">
      <style:text-properties officeooo:rsid="019ca37a" officeooo:paragraph-rsid="019ca37a"/>
    </style:style>
    <style:style style:name="P81" style:family="paragraph" style:parent-style-name="Standard">
      <style:text-properties officeooo:paragraph-rsid="019f1f6b"/>
    </style:style>
    <style:style style:name="P82" style:family="paragraph" style:parent-style-name="Standard">
      <style:text-properties officeooo:paragraph-rsid="01a18923"/>
    </style:style>
    <style:style style:name="P83" style:family="paragraph" style:parent-style-name="Standard">
      <style:text-properties officeooo:paragraph-rsid="01a3b1bb"/>
    </style:style>
    <style:style style:name="P84" style:family="paragraph" style:parent-style-name="Standard">
      <style:text-properties officeooo:paragraph-rsid="01a7b7a5"/>
    </style:style>
    <style:style style:name="P85" style:family="paragraph" style:parent-style-name="Standard">
      <style:text-properties officeooo:rsid="01acad94" officeooo:paragraph-rsid="01acad94"/>
    </style:style>
    <style:style style:name="P86" style:family="paragraph" style:parent-style-name="Standard">
      <style:text-properties officeooo:paragraph-rsid="01b39391"/>
    </style:style>
    <style:style style:name="P87" style:family="paragraph" style:parent-style-name="Standard">
      <style:text-properties style:font-name="Georgia" fo:font-style="normal" officeooo:rsid="01a16965" officeooo:paragraph-rsid="019f1f6b" style:font-style-asian="normal" style:font-style-complex="normal"/>
    </style:style>
    <style:style style:name="P88" style:family="paragraph" style:parent-style-name="Standard">
      <style:text-properties style:font-name="Georgia" fo:font-style="normal" officeooo:rsid="01aa19e5" officeooo:paragraph-rsid="01a3b1bb" style:font-style-asian="normal" style:font-style-complex="normal"/>
    </style:style>
    <style:style style:name="P89" style:family="paragraph" style:parent-style-name="Standard">
      <style:text-properties style:font-name="Georgia" fo:font-style="normal" officeooo:rsid="01acad94" officeooo:paragraph-rsid="01acad94" style:font-style-asian="normal" style:font-style-complex="normal"/>
    </style:style>
    <style:style style:name="P90" style:family="paragraph" style:parent-style-name="Standard">
      <style:text-properties style:font-name="Georgia" officeooo:paragraph-rsid="0104b8ca"/>
    </style:style>
    <style:style style:name="P91" style:family="paragraph" style:parent-style-name="Standard">
      <style:text-properties style:font-name="Georgia" officeooo:rsid="01c184fd" officeooo:paragraph-rsid="01c184fd"/>
    </style:style>
    <style:style style:name="P92" style:family="paragraph" style:parent-style-name="Standard">
      <style:text-properties style:font-name="Georgia" officeooo:rsid="01c44689" officeooo:paragraph-rsid="01c44689"/>
    </style:style>
    <style:style style:name="P93" style:family="paragraph" style:parent-style-name="Standard">
      <style:text-properties style:font-name="Georgia" officeooo:rsid="01c5275a" officeooo:paragraph-rsid="01c5275a"/>
    </style:style>
    <style:style style:name="P94" style:family="paragraph" style:parent-style-name="Standard">
      <style:text-properties style:font-name="Georgia" officeooo:rsid="01c60db6" officeooo:paragraph-rsid="01c60db6"/>
    </style:style>
    <style:style style:name="P95" style:family="paragraph" style:parent-style-name="Standard">
      <style:text-properties officeooo:paragraph-rsid="01c60db6"/>
    </style:style>
    <style:style style:name="P96" style:family="paragraph" style:parent-style-name="Standard">
      <style:text-properties officeooo:rsid="01c60db6" officeooo:paragraph-rsid="01c60db6"/>
    </style:style>
    <style:style style:name="P97" style:family="paragraph" style:parent-style-name="Standard">
      <style:text-properties officeooo:rsid="01c6ef55" officeooo:paragraph-rsid="01c6ef55"/>
    </style:style>
    <style:style style:name="T1" style:family="text">
      <style:text-properties fo:font-variant="normal" fo:text-transform="none" fo:color="#d7dadc" fo:font-size="10.5pt" fo:letter-spacing="normal" fo:font-style="normal" fo:font-weight="normal" officeooo:rsid="010011d3" style:font-style-asian="normal" style:font-style-complex="normal"/>
    </style:style>
    <style:style style:name="T2" style:family="text">
      <style:text-properties fo:font-variant="normal" fo:text-transform="none" fo:color="#d7dadc" style:font-name="Georgia" fo:font-size="10.5pt" fo:letter-spacing="normal" fo:font-style="normal" fo:font-weight="normal" officeooo:rsid="010011d3"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officeooo:rsid="0076a244" style:font-style-asian="normal" style:font-style-complex="normal"/>
    </style:style>
    <style:style style:name="T5" style:family="text">
      <style:text-properties fo:font-style="normal" officeooo:rsid="00acf808" style:font-style-asian="normal" style:font-style-complex="normal"/>
    </style:style>
    <style:style style:name="T6" style:family="text">
      <style:text-properties fo:font-style="normal" officeooo:rsid="00c429ef" style:font-style-asian="normal" style:font-style-complex="normal"/>
    </style:style>
    <style:style style:name="T7" style:family="text">
      <style:text-properties fo:font-style="normal" officeooo:rsid="00ae24a9" style:font-style-asian="normal" style:font-style-complex="normal"/>
    </style:style>
    <style:style style:name="T8" style:family="text">
      <style:text-properties fo:font-style="normal" officeooo:rsid="00c49c43" style:font-style-asian="normal" style:font-style-complex="normal"/>
    </style:style>
    <style:style style:name="T9" style:family="text">
      <style:text-properties fo:font-style="normal" officeooo:rsid="00b19575" style:font-style-asian="normal" style:font-style-complex="normal"/>
    </style:style>
    <style:style style:name="T10" style:family="text">
      <style:text-properties fo:font-style="normal" officeooo:rsid="00b3458c" style:font-style-asian="normal" style:font-style-complex="normal"/>
    </style:style>
    <style:style style:name="T11" style:family="text">
      <style:text-properties fo:font-style="normal" officeooo:rsid="00b35b8b" style:font-style-asian="normal" style:font-style-complex="normal"/>
    </style:style>
    <style:style style:name="T12" style:family="text">
      <style:text-properties fo:font-style="normal" officeooo:rsid="00b4f48c" style:font-style-asian="normal" style:font-style-complex="normal"/>
    </style:style>
    <style:style style:name="T13" style:family="text">
      <style:text-properties fo:font-style="normal" officeooo:rsid="00b6bf0c" style:font-style-asian="normal" style:font-style-complex="normal"/>
    </style:style>
    <style:style style:name="T14" style:family="text">
      <style:text-properties fo:font-style="normal" officeooo:rsid="00c4bbfa" style:font-style-asian="normal" style:font-style-complex="normal"/>
    </style:style>
    <style:style style:name="T15" style:family="text">
      <style:text-properties fo:font-style="normal" officeooo:rsid="00b8365c" style:font-style-asian="normal" style:font-style-complex="normal"/>
    </style:style>
    <style:style style:name="T16" style:family="text">
      <style:text-properties fo:font-style="normal" officeooo:rsid="00bc0a00" style:font-style-asian="normal" style:font-style-complex="normal"/>
    </style:style>
    <style:style style:name="T17" style:family="text">
      <style:text-properties fo:font-style="normal" officeooo:rsid="00b8ebfd" style:font-style-asian="normal" style:font-style-complex="normal"/>
    </style:style>
    <style:style style:name="T18" style:family="text">
      <style:text-properties fo:font-style="normal" officeooo:rsid="00bab156" style:font-style-asian="normal" style:font-style-complex="normal"/>
    </style:style>
    <style:style style:name="T19" style:family="text">
      <style:text-properties fo:font-style="normal" officeooo:rsid="00bc429f" style:font-style-asian="normal" style:font-style-complex="normal"/>
    </style:style>
    <style:style style:name="T20" style:family="text">
      <style:text-properties fo:font-style="normal" officeooo:rsid="00d15396" style:font-style-asian="normal" style:font-style-complex="normal"/>
    </style:style>
    <style:style style:name="T21" style:family="text">
      <style:text-properties fo:font-style="normal" officeooo:rsid="00c1d667" style:font-style-asian="normal" style:font-style-complex="normal"/>
    </style:style>
    <style:style style:name="T22" style:family="text">
      <style:text-properties fo:font-style="normal" officeooo:rsid="00cadb14" style:font-style-asian="normal" style:font-style-complex="normal"/>
    </style:style>
    <style:style style:name="T23" style:family="text">
      <style:text-properties fo:font-style="normal" officeooo:rsid="00cb78dd" style:font-style-asian="normal" style:font-style-complex="normal"/>
    </style:style>
    <style:style style:name="T24" style:family="text">
      <style:text-properties fo:font-style="normal" officeooo:rsid="00ccdc96" style:font-style-asian="normal" style:font-style-complex="normal"/>
    </style:style>
    <style:style style:name="T25" style:family="text">
      <style:text-properties fo:font-style="normal" officeooo:rsid="00ce28ce" style:font-style-asian="normal" style:font-style-complex="normal"/>
    </style:style>
    <style:style style:name="T26" style:family="text">
      <style:text-properties fo:font-style="normal" officeooo:rsid="00cfa8c5" style:font-style-asian="normal" style:font-style-complex="normal"/>
    </style:style>
    <style:style style:name="T27" style:family="text">
      <style:text-properties fo:font-style="normal" officeooo:rsid="00d09c1e" style:font-style-asian="normal" style:font-style-complex="normal"/>
    </style:style>
    <style:style style:name="T28" style:family="text">
      <style:text-properties fo:font-style="normal" officeooo:rsid="00d4438a" style:font-style-asian="normal" style:font-style-complex="normal"/>
    </style:style>
    <style:style style:name="T29" style:family="text">
      <style:text-properties fo:font-style="normal" officeooo:rsid="00d628ec" style:font-style-asian="normal" style:font-style-complex="normal"/>
    </style:style>
    <style:style style:name="T30" style:family="text">
      <style:text-properties fo:font-style="normal" officeooo:rsid="00d690ff" style:font-style-asian="normal" style:font-style-complex="normal"/>
    </style:style>
    <style:style style:name="T31" style:family="text">
      <style:text-properties fo:font-style="normal" officeooo:rsid="00d7ac77" style:font-style-asian="normal" style:font-style-complex="normal"/>
    </style:style>
    <style:style style:name="T32" style:family="text">
      <style:text-properties fo:font-style="normal" officeooo:rsid="00d874bc" style:font-style-asian="normal" style:font-style-complex="normal"/>
    </style:style>
    <style:style style:name="T33" style:family="text">
      <style:text-properties fo:font-style="normal" officeooo:rsid="00db05e7" style:font-style-asian="normal" style:font-style-complex="normal"/>
    </style:style>
    <style:style style:name="T34" style:family="text">
      <style:text-properties fo:font-style="normal" officeooo:rsid="00dce9f7" style:font-style-asian="normal" style:font-style-complex="normal"/>
    </style:style>
    <style:style style:name="T35" style:family="text">
      <style:text-properties fo:font-style="normal" officeooo:rsid="00c3b716" style:font-style-asian="normal" style:font-style-complex="normal"/>
    </style:style>
    <style:style style:name="T36" style:family="text">
      <style:text-properties fo:font-style="normal" officeooo:rsid="00e59215" style:font-style-asian="normal" style:font-style-complex="normal"/>
    </style:style>
    <style:style style:name="T37" style:family="text">
      <style:text-properties fo:font-style="normal" officeooo:rsid="00e6b68f" style:font-style-asian="normal" style:font-style-complex="normal"/>
    </style:style>
    <style:style style:name="T38" style:family="text">
      <style:text-properties fo:font-style="normal" officeooo:rsid="00e8aad5" style:font-style-asian="normal" style:font-style-complex="normal"/>
    </style:style>
    <style:style style:name="T39" style:family="text">
      <style:text-properties fo:font-style="normal" officeooo:rsid="00ea7266" style:font-style-asian="normal" style:font-style-complex="normal"/>
    </style:style>
    <style:style style:name="T40" style:family="text">
      <style:text-properties fo:font-style="normal" officeooo:rsid="00eb20a5" style:font-style-asian="normal" style:font-style-complex="normal"/>
    </style:style>
    <style:style style:name="T41" style:family="text">
      <style:text-properties fo:font-style="normal" officeooo:rsid="00ecaa11" style:font-style-asian="normal" style:font-style-complex="normal"/>
    </style:style>
    <style:style style:name="T42" style:family="text">
      <style:text-properties fo:font-style="normal" officeooo:rsid="00ee36f0" style:font-style-asian="normal" style:font-style-complex="normal"/>
    </style:style>
    <style:style style:name="T43" style:family="text">
      <style:text-properties fo:font-style="normal" officeooo:rsid="00eec3a0" style:font-style-asian="normal" style:font-style-complex="normal"/>
    </style:style>
    <style:style style:name="T44" style:family="text">
      <style:text-properties fo:font-style="normal" officeooo:rsid="00efee27" style:font-style-asian="normal" style:font-style-complex="normal"/>
    </style:style>
    <style:style style:name="T45" style:family="text">
      <style:text-properties fo:font-style="normal" officeooo:rsid="00f09bed" style:font-style-asian="normal" style:font-style-complex="normal"/>
    </style:style>
    <style:style style:name="T46" style:family="text">
      <style:text-properties fo:font-style="normal" officeooo:rsid="00f91f96" style:font-style-asian="normal" style:font-style-complex="normal"/>
    </style:style>
    <style:style style:name="T47" style:family="text">
      <style:text-properties fo:font-style="normal" officeooo:rsid="010011d3" style:font-style-asian="normal" style:font-style-complex="normal"/>
    </style:style>
    <style:style style:name="T48" style:family="text">
      <style:text-properties fo:font-style="normal" officeooo:rsid="00fab6fb" style:font-style-asian="normal" style:font-style-complex="normal"/>
    </style:style>
    <style:style style:name="T49" style:family="text">
      <style:text-properties fo:font-style="normal" officeooo:rsid="00fc9c82" style:font-style-asian="normal" style:font-style-complex="normal"/>
    </style:style>
    <style:style style:name="T50" style:family="text">
      <style:text-properties fo:font-style="normal" officeooo:rsid="00fdce2f" style:font-style-asian="normal" style:font-style-complex="normal"/>
    </style:style>
    <style:style style:name="T51" style:family="text">
      <style:text-properties fo:font-style="normal" officeooo:rsid="00fefa68" style:font-style-asian="normal" style:font-style-complex="normal"/>
    </style:style>
    <style:style style:name="T52" style:family="text">
      <style:text-properties fo:font-style="normal" officeooo:rsid="00ff5473" style:font-style-asian="normal" style:font-style-complex="normal"/>
    </style:style>
    <style:style style:name="T53" style:family="text">
      <style:text-properties fo:font-style="normal" officeooo:rsid="00f772bf" style:font-style-asian="normal" style:font-style-complex="normal"/>
    </style:style>
    <style:style style:name="T54" style:family="text">
      <style:text-properties fo:font-style="normal" officeooo:rsid="0104b8ca" style:font-style-asian="normal" style:font-style-complex="normal"/>
    </style:style>
    <style:style style:name="T55" style:family="text">
      <style:text-properties fo:font-style="normal" officeooo:rsid="0107bbc8" style:font-style-asian="normal" style:font-style-complex="normal"/>
    </style:style>
    <style:style style:name="T56" style:family="text">
      <style:text-properties fo:font-style="normal" officeooo:rsid="0108a76e" style:font-style-asian="normal" style:font-style-complex="normal"/>
    </style:style>
    <style:style style:name="T57" style:family="text">
      <style:text-properties fo:font-style="normal" officeooo:rsid="0109dcaa" style:font-style-asian="normal" style:font-style-complex="normal"/>
    </style:style>
    <style:style style:name="T58" style:family="text">
      <style:text-properties fo:font-style="normal" officeooo:rsid="0109ddc4" style:font-style-asian="normal" style:font-style-complex="normal"/>
    </style:style>
    <style:style style:name="T59" style:family="text">
      <style:text-properties fo:font-style="normal" officeooo:rsid="010c5c84" style:font-style-asian="normal" style:font-style-complex="normal"/>
    </style:style>
    <style:style style:name="T60" style:family="text">
      <style:text-properties fo:font-style="normal" officeooo:rsid="010fd705" style:font-style-asian="normal" style:font-style-complex="normal"/>
    </style:style>
    <style:style style:name="T61" style:family="text">
      <style:text-properties fo:font-style="normal" officeooo:rsid="0161777c" style:font-style-asian="normal" style:font-style-complex="normal"/>
    </style:style>
    <style:style style:name="T62" style:family="text">
      <style:text-properties fo:font-style="normal" officeooo:rsid="0164a4bc" style:font-style-asian="normal" style:font-style-complex="normal"/>
    </style:style>
    <style:style style:name="T63" style:family="text">
      <style:text-properties fo:font-style="normal" officeooo:rsid="01717a25" style:font-style-asian="normal" style:font-style-complex="normal"/>
    </style:style>
    <style:style style:name="T64" style:family="text">
      <style:text-properties fo:font-style="normal" officeooo:rsid="01bf5311" style:font-style-asian="normal" style:font-style-complex="normal"/>
    </style:style>
    <style:style style:name="T65" style:family="text">
      <style:text-properties fo:font-weight="normal" officeooo:rsid="0094e167" style:font-weight-asian="normal" style:font-weight-complex="normal"/>
    </style:style>
    <style:style style:name="T66" style:family="text">
      <style:text-properties officeooo:rsid="01949544"/>
    </style:style>
    <style:style style:name="T67" style:family="text">
      <style:text-properties officeooo:rsid="0077cd36"/>
    </style:style>
    <style:style style:name="T68" style:family="text">
      <style:text-properties officeooo:rsid="0078cca7"/>
    </style:style>
    <style:style style:name="T69" style:family="text">
      <style:text-properties officeooo:rsid="00f1f5ca"/>
    </style:style>
    <style:style style:name="T70" style:family="text">
      <style:text-properties officeooo:rsid="01956fc2"/>
    </style:style>
    <style:style style:name="T71" style:family="text">
      <style:text-properties officeooo:rsid="0087d448"/>
    </style:style>
    <style:style style:name="T72" style:family="text">
      <style:text-properties officeooo:rsid="01969ca3"/>
    </style:style>
    <style:style style:name="T73" style:family="text">
      <style:text-properties officeooo:rsid="00f29d5e"/>
    </style:style>
    <style:style style:name="T74" style:family="text">
      <style:text-properties officeooo:rsid="0196e7a9"/>
    </style:style>
    <style:style style:name="T75" style:family="text">
      <style:text-properties officeooo:rsid="0094e167"/>
    </style:style>
    <style:style style:name="T76" style:family="text">
      <style:text-properties officeooo:rsid="00f499fe"/>
    </style:style>
    <style:style style:name="T77" style:family="text">
      <style:text-properties officeooo:rsid="01988a7a"/>
    </style:style>
    <style:style style:name="T78" style:family="text">
      <style:text-properties officeooo:rsid="008e8152"/>
    </style:style>
    <style:style style:name="T79" style:family="text">
      <style:text-properties fo:font-style="italic" style:font-style-asian="italic" style:font-style-complex="italic"/>
    </style:style>
    <style:style style:name="T80" style:family="text">
      <style:text-properties fo:font-style="italic" officeooo:rsid="00b19575" style:font-style-asian="italic" style:font-style-complex="italic"/>
    </style:style>
    <style:style style:name="T81" style:family="text">
      <style:text-properties fo:font-style="italic" officeooo:rsid="00b8ebfd" style:font-style-asian="italic" style:font-style-complex="italic"/>
    </style:style>
    <style:style style:name="T82" style:family="text">
      <style:text-properties fo:font-style="italic" officeooo:rsid="00bab156" style:font-style-asian="italic" style:font-style-complex="italic"/>
    </style:style>
    <style:style style:name="T83" style:family="text">
      <style:text-properties fo:font-style="italic" officeooo:rsid="00d15396" style:font-style-asian="italic" style:font-style-complex="italic"/>
    </style:style>
    <style:style style:name="T84" style:family="text">
      <style:text-properties fo:font-style="italic" officeooo:rsid="00d628ec" style:font-style-asian="italic" style:font-style-complex="italic"/>
    </style:style>
    <style:style style:name="T85" style:family="text">
      <style:text-properties fo:font-style="italic" officeooo:rsid="00d7ac77" style:font-style-asian="italic" style:font-style-complex="italic"/>
    </style:style>
    <style:style style:name="T86" style:family="text">
      <style:text-properties style:font-name="Georgia"/>
    </style:style>
    <style:style style:name="T87" style:family="text">
      <style:text-properties style:font-name="Georgia" fo:font-style="normal" style:font-style-asian="normal" style:font-style-complex="normal"/>
    </style:style>
    <style:style style:name="T88" style:family="text">
      <style:text-properties style:font-name="Georgia" fo:font-style="normal" officeooo:rsid="0109ddc4" style:font-style-asian="normal" style:font-style-complex="normal"/>
    </style:style>
    <style:style style:name="T89" style:family="text">
      <style:text-properties style:font-name="Georgia" fo:font-style="normal" officeooo:rsid="010c5c84" style:font-style-asian="normal" style:font-style-complex="normal"/>
    </style:style>
    <style:style style:name="T90" style:family="text">
      <style:text-properties style:font-name="Georgia" fo:font-style="normal" officeooo:rsid="010daf02" style:font-style-asian="normal" style:font-style-complex="normal"/>
    </style:style>
    <style:style style:name="T91" style:family="text">
      <style:text-properties style:font-name="Georgia" fo:font-style="normal" officeooo:rsid="010fd705" style:font-style-asian="normal" style:font-style-complex="normal"/>
    </style:style>
    <style:style style:name="T92" style:family="text">
      <style:text-properties style:font-name="Georgia" fo:font-style="normal" officeooo:rsid="0114f637" style:font-style-asian="normal" style:font-style-complex="normal"/>
    </style:style>
    <style:style style:name="T93" style:family="text">
      <style:text-properties style:font-name="Georgia" fo:font-style="normal" officeooo:rsid="01160f6d" style:font-style-asian="normal" style:font-style-complex="normal"/>
    </style:style>
    <style:style style:name="T94" style:family="text">
      <style:text-properties style:font-name="Georgia" fo:font-style="normal" officeooo:rsid="01194e19" style:font-style-asian="normal" style:font-style-complex="normal"/>
    </style:style>
    <style:style style:name="T95" style:family="text">
      <style:text-properties style:font-name="Georgia" fo:font-style="normal" officeooo:rsid="011c030e" style:font-style-asian="normal" style:font-style-complex="normal"/>
    </style:style>
    <style:style style:name="T96" style:family="text">
      <style:text-properties style:font-name="Georgia" fo:font-style="normal" officeooo:rsid="011d5f9c" style:font-style-asian="normal" style:font-style-complex="normal"/>
    </style:style>
    <style:style style:name="T97" style:family="text">
      <style:text-properties style:font-name="Georgia" fo:font-style="normal" officeooo:rsid="011f0c0a" style:font-style-asian="normal" style:font-style-complex="normal"/>
    </style:style>
    <style:style style:name="T98" style:family="text">
      <style:text-properties style:font-name="Georgia" fo:font-style="normal" officeooo:rsid="0120dde8" style:font-style-asian="normal" style:font-style-complex="normal"/>
    </style:style>
    <style:style style:name="T99" style:family="text">
      <style:text-properties style:font-name="Georgia" fo:font-style="normal" officeooo:rsid="01228477" style:font-style-asian="normal" style:font-style-complex="normal"/>
    </style:style>
    <style:style style:name="T100" style:family="text">
      <style:text-properties style:font-name="Georgia" fo:font-style="normal" officeooo:rsid="01238a45" style:font-style-asian="normal" style:font-style-complex="normal"/>
    </style:style>
    <style:style style:name="T101" style:family="text">
      <style:text-properties style:font-name="Georgia" fo:font-style="normal" officeooo:rsid="01268279" style:font-style-asian="normal" style:font-style-complex="normal"/>
    </style:style>
    <style:style style:name="T102" style:family="text">
      <style:text-properties style:font-name="Georgia" fo:font-style="normal" officeooo:rsid="0127a222" style:font-style-asian="normal" style:font-style-complex="normal"/>
    </style:style>
    <style:style style:name="T103" style:family="text">
      <style:text-properties style:font-name="Georgia" fo:font-style="normal" officeooo:rsid="0129a0c4" style:font-style-asian="normal" style:font-style-complex="normal"/>
    </style:style>
    <style:style style:name="T104" style:family="text">
      <style:text-properties style:font-name="Georgia" fo:font-style="normal" officeooo:rsid="012ce136" style:font-style-asian="normal" style:font-style-complex="normal"/>
    </style:style>
    <style:style style:name="T105" style:family="text">
      <style:text-properties style:font-name="Georgia" fo:font-style="normal" officeooo:rsid="012ec7f1" style:font-style-asian="normal" style:font-style-complex="normal"/>
    </style:style>
    <style:style style:name="T106" style:family="text">
      <style:text-properties style:font-name="Georgia" fo:font-style="normal" officeooo:rsid="012fce7c" style:font-style-asian="normal" style:font-style-complex="normal"/>
    </style:style>
    <style:style style:name="T107" style:family="text">
      <style:text-properties style:font-name="Georgia" fo:font-style="normal" officeooo:rsid="01308e8a" style:font-style-asian="normal" style:font-style-complex="normal"/>
    </style:style>
    <style:style style:name="T108" style:family="text">
      <style:text-properties style:font-name="Georgia" fo:font-style="normal" officeooo:rsid="01327471" style:font-style-asian="normal" style:font-style-complex="normal"/>
    </style:style>
    <style:style style:name="T109" style:family="text">
      <style:text-properties style:font-name="Georgia" fo:font-style="normal" officeooo:rsid="0133538b" style:font-style-asian="normal" style:font-style-complex="normal"/>
    </style:style>
    <style:style style:name="T110" style:family="text">
      <style:text-properties style:font-name="Georgia" fo:font-style="normal" officeooo:rsid="01354503" style:font-style-asian="normal" style:font-style-complex="normal"/>
    </style:style>
    <style:style style:name="T111" style:family="text">
      <style:text-properties style:font-name="Georgia" fo:font-style="normal" officeooo:rsid="0135f631" style:font-style-asian="normal" style:font-style-complex="normal"/>
    </style:style>
    <style:style style:name="T112" style:family="text">
      <style:text-properties style:font-name="Georgia" fo:font-style="normal" officeooo:rsid="01375810" style:font-style-asian="normal" style:font-style-complex="normal"/>
    </style:style>
    <style:style style:name="T113" style:family="text">
      <style:text-properties style:font-name="Georgia" fo:font-style="normal" officeooo:rsid="0138e663" style:font-style-asian="normal" style:font-style-complex="normal"/>
    </style:style>
    <style:style style:name="T114" style:family="text">
      <style:text-properties style:font-name="Georgia" fo:font-style="normal" officeooo:rsid="01390e2a" style:font-style-asian="normal" style:font-style-complex="normal"/>
    </style:style>
    <style:style style:name="T115" style:family="text">
      <style:text-properties style:font-name="Georgia" fo:font-style="normal" officeooo:rsid="0139d1f2" style:font-style-asian="normal" style:font-style-complex="normal"/>
    </style:style>
    <style:style style:name="T116" style:family="text">
      <style:text-properties style:font-name="Georgia" fo:font-style="normal" officeooo:rsid="013bc0bb" style:font-style-asian="normal" style:font-style-complex="normal"/>
    </style:style>
    <style:style style:name="T117" style:family="text">
      <style:text-properties style:font-name="Georgia" fo:font-style="normal" officeooo:rsid="013cc283" style:font-style-asian="normal" style:font-style-complex="normal"/>
    </style:style>
    <style:style style:name="T118" style:family="text">
      <style:text-properties style:font-name="Georgia" fo:font-style="normal" officeooo:rsid="013d4409" style:font-style-asian="normal" style:font-style-complex="normal"/>
    </style:style>
    <style:style style:name="T119" style:family="text">
      <style:text-properties style:font-name="Georgia" fo:font-style="normal" officeooo:rsid="013e635d" style:font-style-asian="normal" style:font-style-complex="normal"/>
    </style:style>
    <style:style style:name="T120" style:family="text">
      <style:text-properties style:font-name="Georgia" fo:font-style="normal" officeooo:rsid="013f009f" style:font-style-asian="normal" style:font-style-complex="normal"/>
    </style:style>
    <style:style style:name="T121" style:family="text">
      <style:text-properties style:font-name="Georgia" fo:font-style="normal" officeooo:rsid="013f8e6f" style:font-style-asian="normal" style:font-style-complex="normal"/>
    </style:style>
    <style:style style:name="T122" style:family="text">
      <style:text-properties style:font-name="Georgia" fo:font-style="normal" officeooo:rsid="014050e7" style:font-style-asian="normal" style:font-style-complex="normal"/>
    </style:style>
    <style:style style:name="T123" style:family="text">
      <style:text-properties style:font-name="Georgia" fo:font-style="normal" officeooo:rsid="0140b4c0" style:font-style-asian="normal" style:font-style-complex="normal"/>
    </style:style>
    <style:style style:name="T124" style:family="text">
      <style:text-properties style:font-name="Georgia" fo:font-style="normal" officeooo:rsid="0141e894" style:font-style-asian="normal" style:font-style-complex="normal"/>
    </style:style>
    <style:style style:name="T125" style:family="text">
      <style:text-properties style:font-name="Georgia" fo:font-style="normal" officeooo:rsid="01443824" style:font-style-asian="normal" style:font-style-complex="normal"/>
    </style:style>
    <style:style style:name="T126" style:family="text">
      <style:text-properties style:font-name="Georgia" fo:font-style="normal" officeooo:rsid="01451ad9" style:font-style-asian="normal" style:font-style-complex="normal"/>
    </style:style>
    <style:style style:name="T127" style:family="text">
      <style:text-properties style:font-name="Georgia" fo:font-style="normal" officeooo:rsid="0146266f" style:font-style-asian="normal" style:font-style-complex="normal"/>
    </style:style>
    <style:style style:name="T128" style:family="text">
      <style:text-properties style:font-name="Georgia" fo:font-style="normal" officeooo:rsid="01462ee3" style:font-style-asian="normal" style:font-style-complex="normal"/>
    </style:style>
    <style:style style:name="T129" style:family="text">
      <style:text-properties style:font-name="Georgia" fo:font-style="normal" officeooo:rsid="0147747e" style:font-style-asian="normal" style:font-style-complex="normal"/>
    </style:style>
    <style:style style:name="T130" style:family="text">
      <style:text-properties style:font-name="Georgia" fo:font-style="normal" officeooo:rsid="0148636f" style:font-style-asian="normal" style:font-style-complex="normal"/>
    </style:style>
    <style:style style:name="T131" style:family="text">
      <style:text-properties style:font-name="Georgia" fo:font-style="normal" officeooo:rsid="01495e5f" style:font-style-asian="normal" style:font-style-complex="normal"/>
    </style:style>
    <style:style style:name="T132" style:family="text">
      <style:text-properties style:font-name="Georgia" fo:font-style="normal" officeooo:rsid="0149b669" style:font-style-asian="normal" style:font-style-complex="normal"/>
    </style:style>
    <style:style style:name="T133" style:family="text">
      <style:text-properties style:font-name="Georgia" fo:font-style="normal" officeooo:rsid="014c1877" style:font-style-asian="normal" style:font-style-complex="normal"/>
    </style:style>
    <style:style style:name="T134" style:family="text">
      <style:text-properties style:font-name="Georgia" fo:font-style="normal" officeooo:rsid="014efc02" style:font-style-asian="normal" style:font-style-complex="normal"/>
    </style:style>
    <style:style style:name="T135" style:family="text">
      <style:text-properties style:font-name="Georgia" fo:font-style="normal" officeooo:rsid="015027fb" style:font-style-asian="normal" style:font-style-complex="normal"/>
    </style:style>
    <style:style style:name="T136" style:family="text">
      <style:text-properties style:font-name="Georgia" fo:font-style="normal" officeooo:rsid="01520499" style:font-style-asian="normal" style:font-style-complex="normal"/>
    </style:style>
    <style:style style:name="T137" style:family="text">
      <style:text-properties style:font-name="Georgia" fo:font-style="normal" officeooo:rsid="015321cd" style:font-style-asian="normal" style:font-style-complex="normal"/>
    </style:style>
    <style:style style:name="T138" style:family="text">
      <style:text-properties style:font-name="Georgia" fo:font-style="normal" officeooo:rsid="01537e07" style:font-style-asian="normal" style:font-style-complex="normal"/>
    </style:style>
    <style:style style:name="T139" style:family="text">
      <style:text-properties style:font-name="Georgia" fo:font-style="normal" officeooo:rsid="0154deb2" style:font-style-asian="normal" style:font-style-complex="normal"/>
    </style:style>
    <style:style style:name="T140" style:family="text">
      <style:text-properties style:font-name="Georgia" fo:font-style="normal" officeooo:rsid="01569bab" style:font-style-asian="normal" style:font-style-complex="normal"/>
    </style:style>
    <style:style style:name="T141" style:family="text">
      <style:text-properties style:font-name="Georgia" fo:font-style="normal" officeooo:rsid="01579d30" style:font-style-asian="normal" style:font-style-complex="normal"/>
    </style:style>
    <style:style style:name="T142" style:family="text">
      <style:text-properties style:font-name="Georgia" fo:font-style="normal" officeooo:rsid="01584497" style:font-style-asian="normal" style:font-style-complex="normal"/>
    </style:style>
    <style:style style:name="T143" style:family="text">
      <style:text-properties style:font-name="Georgia" fo:font-style="normal" officeooo:rsid="015a05ed" style:font-style-asian="normal" style:font-style-complex="normal"/>
    </style:style>
    <style:style style:name="T144" style:family="text">
      <style:text-properties style:font-name="Georgia" fo:font-style="normal" officeooo:rsid="00bc429f" style:font-style-asian="normal" style:font-style-complex="normal"/>
    </style:style>
    <style:style style:name="T145" style:family="text">
      <style:text-properties style:font-name="Georgia" fo:font-style="normal" officeooo:rsid="00c54436" style:font-style-asian="normal" style:font-style-complex="normal"/>
    </style:style>
    <style:style style:name="T146" style:family="text">
      <style:text-properties style:font-name="Georgia" fo:font-style="normal" officeooo:rsid="0161ebfd" style:font-style-asian="normal" style:font-style-complex="normal"/>
    </style:style>
    <style:style style:name="T147" style:family="text">
      <style:text-properties style:font-name="Georgia" fo:font-style="normal" officeooo:rsid="00c55280" style:font-style-asian="normal" style:font-style-complex="normal"/>
    </style:style>
    <style:style style:name="T148" style:family="text">
      <style:text-properties style:font-name="Georgia" fo:font-style="normal" officeooo:rsid="00c58c6d" style:font-style-asian="normal" style:font-style-complex="normal"/>
    </style:style>
    <style:style style:name="T149" style:family="text">
      <style:text-properties style:font-name="Georgia" fo:font-style="normal" officeooo:rsid="00c9a7fd" style:font-style-asian="normal" style:font-style-complex="normal"/>
    </style:style>
    <style:style style:name="T150" style:family="text">
      <style:text-properties style:font-name="Georgia" fo:font-style="normal" officeooo:rsid="00c5a4f9" style:font-style-asian="normal" style:font-style-complex="normal"/>
    </style:style>
    <style:style style:name="T151" style:family="text">
      <style:text-properties style:font-name="Georgia" fo:font-style="normal" officeooo:rsid="00c6d6aa" style:font-style-asian="normal" style:font-style-complex="normal"/>
    </style:style>
    <style:style style:name="T152" style:family="text">
      <style:text-properties style:font-name="Georgia" fo:font-style="normal" officeooo:rsid="00c88a4f" style:font-style-asian="normal" style:font-style-complex="normal"/>
    </style:style>
    <style:style style:name="T153" style:family="text">
      <style:text-properties style:font-name="Georgia" fo:font-style="normal" officeooo:rsid="00e8ba32" style:font-style-asian="normal" style:font-style-complex="normal"/>
    </style:style>
    <style:style style:name="T154" style:family="text">
      <style:text-properties style:font-name="Georgia" fo:font-style="normal" officeooo:rsid="00e8bb26" style:font-style-asian="normal" style:font-style-complex="normal"/>
    </style:style>
    <style:style style:name="T155" style:family="text">
      <style:text-properties style:font-name="Georgia" fo:font-style="normal" officeooo:rsid="00d15396" style:font-style-asian="normal" style:font-style-complex="normal"/>
    </style:style>
    <style:style style:name="T156" style:family="text">
      <style:text-properties style:font-name="Georgia" fo:font-style="normal" officeooo:rsid="00d9e7b6" style:font-style-asian="normal" style:font-style-complex="normal"/>
    </style:style>
    <style:style style:name="T157" style:family="text">
      <style:text-properties style:font-name="Georgia" fo:font-style="normal" officeooo:rsid="00be54db" style:font-style-asian="normal" style:font-style-complex="normal"/>
    </style:style>
    <style:style style:name="T158" style:family="text">
      <style:text-properties style:font-name="Georgia" fo:font-style="normal" officeooo:rsid="00bf8d01" style:font-style-asian="normal" style:font-style-complex="normal"/>
    </style:style>
    <style:style style:name="T159" style:family="text">
      <style:text-properties style:font-name="Georgia" fo:font-style="normal" officeooo:rsid="00bfed36" style:font-style-asian="normal" style:font-style-complex="normal"/>
    </style:style>
    <style:style style:name="T160" style:family="text">
      <style:text-properties style:font-name="Georgia" fo:font-style="normal" officeooo:rsid="00c05085" style:font-style-asian="normal" style:font-style-complex="normal"/>
    </style:style>
    <style:style style:name="T161" style:family="text">
      <style:text-properties style:font-name="Georgia" fo:font-style="normal" officeooo:rsid="00c1b73f" style:font-style-asian="normal" style:font-style-complex="normal"/>
    </style:style>
    <style:style style:name="T162" style:family="text">
      <style:text-properties style:font-name="Georgia" fo:font-style="normal" officeooo:rsid="00c1d667" style:font-style-asian="normal" style:font-style-complex="normal"/>
    </style:style>
    <style:style style:name="T163" style:family="text">
      <style:text-properties style:font-name="Georgia" fo:font-style="normal" officeooo:rsid="00daeef5" style:font-style-asian="normal" style:font-style-complex="normal"/>
    </style:style>
    <style:style style:name="T164" style:family="text">
      <style:text-properties style:font-name="Georgia" fo:font-style="normal" officeooo:rsid="00c8c329" style:font-style-asian="normal" style:font-style-complex="normal"/>
    </style:style>
    <style:style style:name="T165" style:family="text">
      <style:text-properties style:font-name="Georgia" fo:font-style="normal" officeooo:rsid="00c9daa0" style:font-style-asian="normal" style:font-style-complex="normal"/>
    </style:style>
    <style:style style:name="T166" style:family="text">
      <style:text-properties style:font-name="Georgia" fo:font-style="normal" officeooo:rsid="00cadb14" style:font-style-asian="normal" style:font-style-complex="normal"/>
    </style:style>
    <style:style style:name="T167" style:family="text">
      <style:text-properties style:font-name="Georgia" fo:font-style="normal" officeooo:rsid="01622f91" style:font-style-asian="normal" style:font-style-complex="normal"/>
    </style:style>
    <style:style style:name="T168" style:family="text">
      <style:text-properties style:font-name="Georgia" fo:font-style="normal" officeooo:rsid="0164a4bc" style:font-style-asian="normal" style:font-style-complex="normal"/>
    </style:style>
    <style:style style:name="T169" style:family="text">
      <style:text-properties style:font-name="Georgia" fo:font-style="normal" officeooo:rsid="01659f76" style:font-style-asian="normal" style:font-style-complex="normal"/>
    </style:style>
    <style:style style:name="T170" style:family="text">
      <style:text-properties style:font-name="Georgia" fo:font-style="normal" officeooo:rsid="0165f880" style:font-style-asian="normal" style:font-style-complex="normal"/>
    </style:style>
    <style:style style:name="T171" style:family="text">
      <style:text-properties style:font-name="Georgia" fo:font-style="normal" officeooo:rsid="01669425" style:font-style-asian="normal" style:font-style-complex="normal"/>
    </style:style>
    <style:style style:name="T172" style:family="text">
      <style:text-properties style:font-name="Georgia" fo:font-style="normal" officeooo:rsid="0166db14" style:font-style-asian="normal" style:font-style-complex="normal"/>
    </style:style>
    <style:style style:name="T173" style:family="text">
      <style:text-properties style:font-name="Georgia" fo:font-style="normal" officeooo:rsid="0168998a" style:font-style-asian="normal" style:font-style-complex="normal"/>
    </style:style>
    <style:style style:name="T174" style:family="text">
      <style:text-properties style:font-name="Georgia" fo:font-style="normal" officeooo:rsid="016ab4c1" style:font-style-asian="normal" style:font-style-complex="normal"/>
    </style:style>
    <style:style style:name="T175" style:family="text">
      <style:text-properties style:font-name="Georgia" fo:font-style="normal" officeooo:rsid="00f91f96" style:font-style-asian="normal" style:font-style-complex="normal"/>
    </style:style>
    <style:style style:name="T176" style:family="text">
      <style:text-properties style:font-name="Georgia" fo:font-style="normal" officeooo:rsid="01717a25" style:font-style-asian="normal" style:font-style-complex="normal"/>
    </style:style>
    <style:style style:name="T177" style:family="text">
      <style:text-properties style:font-name="Georgia" fo:font-style="normal" officeooo:rsid="0172f3d0" style:font-style-asian="normal" style:font-style-complex="normal"/>
    </style:style>
    <style:style style:name="T178" style:family="text">
      <style:text-properties style:font-name="Georgia" fo:font-style="normal" officeooo:rsid="01749b23" style:font-style-asian="normal" style:font-style-complex="normal"/>
    </style:style>
    <style:style style:name="T179" style:family="text">
      <style:text-properties style:font-name="Georgia" fo:font-style="normal" officeooo:rsid="017545dc" style:font-style-asian="normal" style:font-style-complex="normal"/>
    </style:style>
    <style:style style:name="T180" style:family="text">
      <style:text-properties style:font-name="Georgia" fo:font-style="normal" officeooo:rsid="0175b429" style:font-style-asian="normal" style:font-style-complex="normal"/>
    </style:style>
    <style:style style:name="T181" style:family="text">
      <style:text-properties style:font-name="Georgia" fo:font-style="normal" officeooo:rsid="010011d3" style:font-style-asian="normal" style:font-style-complex="normal"/>
    </style:style>
    <style:style style:name="T182" style:family="text">
      <style:text-properties style:font-name="Georgia" fo:font-style="normal" officeooo:rsid="00fab6fb" style:font-style-asian="normal" style:font-style-complex="normal"/>
    </style:style>
    <style:style style:name="T183" style:family="text">
      <style:text-properties style:font-name="Georgia" fo:font-style="normal" officeooo:rsid="017652fb" style:font-style-asian="normal" style:font-style-complex="normal"/>
    </style:style>
    <style:style style:name="T184" style:family="text">
      <style:text-properties style:font-name="Georgia" fo:font-style="normal" officeooo:rsid="01765564" style:font-style-asian="normal" style:font-style-complex="normal"/>
    </style:style>
    <style:style style:name="T185" style:family="text">
      <style:text-properties style:font-name="Georgia" fo:font-style="normal" officeooo:rsid="01773ce9" style:font-style-asian="normal" style:font-style-complex="normal"/>
    </style:style>
    <style:style style:name="T186" style:family="text">
      <style:text-properties style:font-name="Georgia" fo:font-style="normal" officeooo:rsid="017b920d" style:font-style-asian="normal" style:font-style-complex="normal"/>
    </style:style>
    <style:style style:name="T187" style:family="text">
      <style:text-properties style:font-name="Georgia" fo:font-style="normal" officeooo:rsid="016b6497" style:font-style-asian="normal" style:font-style-complex="normal"/>
    </style:style>
    <style:style style:name="T188" style:family="text">
      <style:text-properties style:font-name="Georgia" fo:font-style="normal" officeooo:rsid="017c06c1" style:font-style-asian="normal" style:font-style-complex="normal"/>
    </style:style>
    <style:style style:name="T189" style:family="text">
      <style:text-properties style:font-name="Georgia" fo:font-style="normal" officeooo:rsid="018be2b4" style:font-style-asian="normal" style:font-style-complex="normal"/>
    </style:style>
    <style:style style:name="T190" style:family="text">
      <style:text-properties style:font-name="Georgia" fo:font-style="normal" officeooo:rsid="018d8293" style:font-style-asian="normal" style:font-style-complex="normal"/>
    </style:style>
    <style:style style:name="T191" style:family="text">
      <style:text-properties style:font-name="Georgia" fo:font-style="normal" officeooo:rsid="018e85b0" style:font-style-asian="normal" style:font-style-complex="normal"/>
    </style:style>
    <style:style style:name="T192" style:family="text">
      <style:text-properties style:font-name="Georgia" fo:font-style="normal" officeooo:rsid="01a16965" style:font-style-asian="normal" style:font-style-complex="normal"/>
    </style:style>
    <style:style style:name="T193" style:family="text">
      <style:text-properties style:font-name="Georgia" fo:font-style="normal" officeooo:rsid="01a2a075" style:font-style-asian="normal" style:font-style-complex="normal"/>
    </style:style>
    <style:style style:name="T194" style:family="text">
      <style:text-properties style:font-name="Georgia" fo:font-style="normal" officeooo:rsid="019f1f6b" style:font-style-asian="normal" style:font-style-complex="normal"/>
    </style:style>
    <style:style style:name="T195" style:family="text">
      <style:text-properties style:font-name="Georgia" fo:font-style="normal" officeooo:rsid="01a2e8a2" style:font-style-asian="normal" style:font-style-complex="normal"/>
    </style:style>
    <style:style style:name="T196" style:family="text">
      <style:text-properties style:font-name="Georgia" fo:font-style="normal" officeooo:rsid="01a3b1bb" style:font-style-asian="normal" style:font-style-complex="normal"/>
    </style:style>
    <style:style style:name="T197" style:family="text">
      <style:text-properties style:font-name="Georgia" fo:font-style="normal" officeooo:rsid="01a3f7f5" style:font-style-asian="normal" style:font-style-complex="normal"/>
    </style:style>
    <style:style style:name="T198" style:family="text">
      <style:text-properties style:font-name="Georgia" fo:font-style="normal" officeooo:rsid="01a52675" style:font-style-asian="normal" style:font-style-complex="normal"/>
    </style:style>
    <style:style style:name="T199" style:family="text">
      <style:text-properties style:font-name="Georgia" fo:font-style="normal" officeooo:rsid="01a7b7a5" style:font-style-asian="normal" style:font-style-complex="normal"/>
    </style:style>
    <style:style style:name="T200" style:family="text">
      <style:text-properties style:font-name="Georgia" fo:font-style="normal" officeooo:rsid="01aa19e5" style:font-style-asian="normal" style:font-style-complex="normal"/>
    </style:style>
    <style:style style:name="T201" style:family="text">
      <style:text-properties style:font-name="Georgia" fo:font-style="normal" officeooo:rsid="01b39391" style:font-style-asian="normal" style:font-style-complex="normal"/>
    </style:style>
    <style:style style:name="T202" style:family="text">
      <style:text-properties style:font-name="Georgia" fo:font-style="normal" officeooo:rsid="01b46548" style:font-style-asian="normal" style:font-style-complex="normal"/>
    </style:style>
    <style:style style:name="T203" style:family="text">
      <style:text-properties style:font-name="Georgia" fo:font-style="normal" officeooo:rsid="01b5bbc1" style:font-style-asian="normal" style:font-style-complex="normal"/>
    </style:style>
    <style:style style:name="T204" style:family="text">
      <style:text-properties style:font-name="Georgia" fo:font-style="normal" officeooo:rsid="01babed0" style:font-style-asian="normal" style:font-style-complex="normal"/>
    </style:style>
    <style:style style:name="T205" style:family="text">
      <style:text-properties style:font-name="Georgia" fo:font-style="normal" officeooo:rsid="01bc14ef" style:font-style-asian="normal" style:font-style-complex="normal"/>
    </style:style>
    <style:style style:name="T206" style:family="text">
      <style:text-properties style:font-name="Georgia" fo:font-style="normal" officeooo:rsid="01bc1bd8" style:font-style-asian="normal" style:font-style-complex="normal"/>
    </style:style>
    <style:style style:name="T207" style:family="text">
      <style:text-properties style:font-name="Georgia" fo:font-style="normal" fo:font-weight="bold" officeooo:rsid="00c54436" style:font-style-asian="normal" style:font-weight-asian="bold" style:font-style-complex="normal" style:font-weight-complex="bold"/>
    </style:style>
    <style:style style:name="T208" style:family="text">
      <style:text-properties style:font-name="Georgia" fo:font-style="normal" fo:font-weight="bold" officeooo:rsid="01669425" style:font-style-asian="normal" style:font-weight-asian="bold" style:font-style-complex="normal" style:font-weight-complex="bold"/>
    </style:style>
    <style:style style:name="T209" style:family="text">
      <style:text-properties style:font-name="Georgia" fo:font-style="normal" fo:font-weight="bold" officeooo:rsid="0168998a" style:font-style-asian="normal" style:font-weight-asian="bold" style:font-style-complex="normal" style:font-weight-complex="bold"/>
    </style:style>
    <style:style style:name="T210" style:family="text">
      <style:text-properties style:font-name="Georgia" fo:font-style="normal" fo:font-weight="bold" officeooo:rsid="017c80ef" style:font-style-asian="normal" style:font-weight-asian="bold" style:font-style-complex="normal" style:font-weight-complex="bold"/>
    </style:style>
    <style:style style:name="T211" style:family="text">
      <style:text-properties style:font-name="Georgia" fo:font-style="normal" fo:font-weight="bold" officeooo:rsid="01b39391" style:font-style-asian="normal" style:font-weight-asian="bold" style:font-style-complex="normal" style:font-weight-complex="bold"/>
    </style:style>
    <style:style style:name="T212" style:family="text">
      <style:text-properties style:font-name="Georgia" fo:font-style="normal" fo:font-weight="normal" style:font-style-asian="normal" style:font-weight-asian="normal" style:font-style-complex="normal" style:font-weight-complex="normal"/>
    </style:style>
    <style:style style:name="T213" style:family="text">
      <style:text-properties style:font-name="Georgia" fo:font-style="normal" fo:font-weight="normal" officeooo:rsid="0168998a" style:font-style-asian="normal" style:font-weight-asian="normal" style:font-style-complex="normal" style:font-weight-complex="normal"/>
    </style:style>
    <style:style style:name="T214" style:family="text">
      <style:text-properties style:font-name="Georgia" fo:font-style="normal" fo:font-weight="normal" officeooo:rsid="016ab4c1" style:font-style-asian="normal" style:font-weight-asian="normal" style:font-style-complex="normal" style:font-weight-complex="normal"/>
    </style:style>
    <style:style style:name="T215" style:family="text">
      <style:text-properties style:font-name="Georgia" fo:font-style="normal" fo:font-weight="normal" officeooo:rsid="016b6497" style:font-style-asian="normal" style:font-weight-asian="normal" style:font-style-complex="normal" style:font-weight-complex="normal"/>
    </style:style>
    <style:style style:name="T216" style:family="text">
      <style:text-properties style:font-name="Georgia" fo:font-style="normal" fo:font-weight="normal" officeooo:rsid="016df504" style:font-style-asian="normal" style:font-weight-asian="normal" style:font-style-complex="normal" style:font-weight-complex="normal"/>
    </style:style>
    <style:style style:name="T217" style:family="text">
      <style:text-properties style:font-name="Georgia" fo:font-style="normal" fo:font-weight="normal" officeooo:rsid="016efb46" style:font-style-asian="normal" style:font-weight-asian="normal" style:font-style-complex="normal" style:font-weight-complex="normal"/>
    </style:style>
    <style:style style:name="T218" style:family="text">
      <style:text-properties style:font-name="Georgia" fo:font-style="normal" fo:font-weight="normal" officeooo:rsid="016f0b1e" style:font-style-asian="normal" style:font-weight-asian="normal" style:font-style-complex="normal" style:font-weight-complex="normal"/>
    </style:style>
    <style:style style:name="T219" style:family="text">
      <style:text-properties style:font-name="Georgia" fo:font-style="normal" fo:font-weight="normal" officeooo:rsid="016fbb69" style:font-style-asian="normal" style:font-weight-asian="normal" style:font-style-complex="normal" style:font-weight-complex="normal"/>
    </style:style>
    <style:style style:name="T220" style:family="text">
      <style:text-properties style:font-name="Georgia" fo:font-style="normal" fo:font-weight="normal" officeooo:rsid="017c06c1" style:font-style-asian="normal" style:font-weight-asian="normal" style:font-style-complex="normal" style:font-weight-complex="normal"/>
    </style:style>
    <style:style style:name="T221" style:family="text">
      <style:text-properties style:font-name="Georgia" fo:font-style="normal" fo:font-weight="normal" officeooo:rsid="017c80ef" style:font-style-asian="normal" style:font-weight-asian="normal" style:font-style-complex="normal" style:font-weight-complex="normal"/>
    </style:style>
    <style:style style:name="T222" style:family="text">
      <style:text-properties style:font-name="Georgia" fo:font-style="normal" fo:font-weight="normal" officeooo:rsid="017e3f2e" style:font-style-asian="normal" style:font-weight-asian="normal" style:font-style-complex="normal" style:font-weight-complex="normal"/>
    </style:style>
    <style:style style:name="T223" style:family="text">
      <style:text-properties style:font-name="Georgia" fo:font-style="normal" fo:font-weight="normal" officeooo:rsid="017eae95" style:font-style-asian="normal" style:font-weight-asian="normal" style:font-style-complex="normal" style:font-weight-complex="normal"/>
    </style:style>
    <style:style style:name="T224" style:family="text">
      <style:text-properties style:font-name="Georgia" fo:font-style="normal" fo:font-weight="normal" officeooo:rsid="0180e62c" style:font-style-asian="normal" style:font-weight-asian="normal" style:font-style-complex="normal" style:font-weight-complex="normal"/>
    </style:style>
    <style:style style:name="T225" style:family="text">
      <style:text-properties style:font-name="Georgia" fo:font-style="normal" fo:font-weight="normal" officeooo:rsid="0181e2fe" style:font-style-asian="normal" style:font-weight-asian="normal" style:font-style-complex="normal" style:font-weight-complex="normal"/>
    </style:style>
    <style:style style:name="T226" style:family="text">
      <style:text-properties style:font-name="Georgia" fo:font-style="normal" fo:font-weight="normal" officeooo:rsid="018a966e" style:font-style-asian="normal" style:font-weight-asian="normal" style:font-style-complex="normal" style:font-weight-complex="normal"/>
    </style:style>
    <style:style style:name="T227" style:family="text">
      <style:text-properties style:font-name="Georgia" fo:font-style="normal" fo:font-weight="normal" officeooo:rsid="0190b441" style:font-style-asian="normal" style:font-weight-asian="normal" style:font-style-complex="normal" style:font-weight-complex="normal"/>
    </style:style>
    <style:style style:name="T228" style:family="text">
      <style:text-properties style:font-name="Georgia" fo:font-style="normal" fo:font-weight="normal" officeooo:rsid="01930ec3" style:font-style-asian="normal" style:font-weight-asian="normal" style:font-style-complex="normal" style:font-weight-complex="normal"/>
    </style:style>
    <style:style style:name="T229" style:family="text">
      <style:text-properties style:font-name="Georgia" fo:font-style="normal" fo:font-weight="normal" officeooo:rsid="0193bc9b" style:font-style-asian="normal" style:font-weight-asian="normal" style:font-style-complex="normal" style:font-weight-complex="normal"/>
    </style:style>
    <style:style style:name="T230" style:family="text">
      <style:text-properties style:font-name="Georgia" fo:font-style="normal" fo:font-weight="normal" officeooo:rsid="01951fb0" style:font-style-asian="normal" style:font-weight-asian="normal" style:font-style-complex="normal" style:font-weight-complex="normal"/>
    </style:style>
    <style:style style:name="T231" style:family="text">
      <style:text-properties style:font-name="Georgia" fo:font-style="normal" fo:font-weight="normal" officeooo:rsid="01957231" style:font-style-asian="normal" style:font-weight-asian="normal" style:font-style-complex="normal" style:font-weight-complex="normal"/>
    </style:style>
    <style:style style:name="T232" style:family="text">
      <style:text-properties style:font-name="Georgia" fo:font-style="normal" fo:font-weight="normal" officeooo:rsid="01959bf3" style:font-style-asian="normal" style:font-weight-asian="normal" style:font-style-complex="normal" style:font-weight-complex="normal"/>
    </style:style>
    <style:style style:name="T233" style:family="text">
      <style:text-properties style:font-name="Georgia" fo:font-style="normal" fo:font-weight="normal" officeooo:rsid="0195f042" style:font-style-asian="normal" style:font-weight-asian="normal" style:font-style-complex="normal" style:font-weight-complex="normal"/>
    </style:style>
    <style:style style:name="T234" style:family="text">
      <style:text-properties style:font-name="Georgia" fo:font-style="normal" fo:font-weight="normal" officeooo:rsid="01974da5" style:font-style-asian="normal" style:font-weight-asian="normal" style:font-style-complex="normal" style:font-weight-complex="normal"/>
    </style:style>
    <style:style style:name="T235" style:family="text">
      <style:text-properties style:font-name="Georgia" fo:font-style="normal" fo:font-weight="normal" officeooo:rsid="01981b0d" style:font-style-asian="normal" style:font-weight-asian="normal" style:font-style-complex="normal" style:font-weight-complex="normal"/>
    </style:style>
    <style:style style:name="T236" style:family="text">
      <style:text-properties style:font-name="Georgia" fo:font-style="normal" fo:font-weight="normal" officeooo:rsid="019af637" style:font-style-asian="normal" style:font-weight-asian="normal" style:font-style-complex="normal" style:font-weight-complex="normal"/>
    </style:style>
    <style:style style:name="T237" style:family="text">
      <style:text-properties style:font-name="Georgia" fo:font-style="normal" fo:font-weight="normal" officeooo:rsid="019d86e4" style:font-style-asian="normal" style:font-weight-asian="normal" style:font-style-complex="normal" style:font-weight-complex="normal"/>
    </style:style>
    <style:style style:name="T238" style:family="text">
      <style:text-properties style:font-name="Georgia" fo:font-style="normal" fo:font-weight="normal" officeooo:rsid="019f1f6b" style:font-style-asian="normal" style:font-weight-asian="normal" style:font-style-complex="normal" style:font-weight-complex="normal"/>
    </style:style>
    <style:style style:name="T239" style:family="text">
      <style:text-properties style:font-name="Georgia" fo:font-style="normal" fo:font-weight="normal" officeooo:rsid="01b39391" style:font-style-asian="normal" style:font-weight-asian="normal" style:font-style-complex="normal" style:font-weight-complex="normal"/>
    </style:style>
    <style:style style:name="T240" style:family="text">
      <style:text-properties style:font-name="Georgia" fo:font-style="normal" fo:font-weight="normal" officeooo:rsid="01bf5311" style:font-style-asian="normal" style:font-weight-asian="normal" style:font-style-complex="normal" style:font-weight-complex="normal"/>
    </style:style>
    <style:style style:name="T241" style:family="text">
      <style:text-properties style:font-name="Georgia" fo:font-style="italic" officeooo:rsid="01390e2a" style:font-style-asian="italic" style:font-style-complex="italic"/>
    </style:style>
    <style:style style:name="T242" style:family="text">
      <style:text-properties style:font-name="Georgia" fo:font-style="italic" officeooo:rsid="013d4409" style:font-style-asian="italic" style:font-style-complex="italic"/>
    </style:style>
    <style:style style:name="T243" style:family="text">
      <style:text-properties style:font-name="Georgia" fo:font-style="italic" officeooo:rsid="013f009f" style:font-style-asian="italic" style:font-style-complex="italic"/>
    </style:style>
    <style:style style:name="T244" style:family="text">
      <style:text-properties style:font-name="Georgia" fo:font-style="italic" officeooo:rsid="0140b4c0" style:font-style-asian="italic" style:font-style-complex="italic"/>
    </style:style>
    <style:style style:name="T245" style:family="text">
      <style:text-properties style:font-name="Georgia" fo:font-style="italic" officeooo:rsid="00d15396" style:font-style-asian="italic" style:font-style-complex="italic"/>
    </style:style>
    <style:style style:name="T246" style:family="text">
      <style:text-properties style:font-name="Georgia" fo:font-style="italic" officeooo:rsid="01a3b1bb" style:font-style-asian="italic" style:font-style-complex="italic"/>
    </style:style>
    <style:style style:name="T247" style:family="text">
      <style:text-properties style:font-name="Georgia" fo:font-style="italic" officeooo:rsid="01a3f7f5" style:font-style-asian="italic" style:font-style-complex="italic"/>
    </style:style>
    <style:style style:name="T248" style:family="text">
      <style:text-properties style:font-name="Georgia" fo:font-style="italic" officeooo:rsid="01a6081e" style:font-style-asian="italic" style:font-style-complex="italic"/>
    </style:style>
    <style:style style:name="T249" style:family="text">
      <style:text-properties style:font-name="Georgia" fo:font-style="italic" fo:font-weight="bold" officeooo:rsid="016fbb69" style:font-style-asian="italic" style:font-weight-asian="bold" style:font-style-complex="italic" style:font-weight-complex="bold"/>
    </style:style>
    <style:style style:name="T250" style:family="text">
      <style:text-properties style:font-name="Georgia" officeooo:rsid="01c60db6"/>
    </style:style>
    <style:style style:name="T251" style:family="text">
      <style:text-properties style:font-name="Georgia" officeooo:rsid="01c6ef55"/>
    </style:style>
    <style:style style:name="T252" style:family="text">
      <style:text-properties officeooo:rsid="011752e8"/>
    </style:style>
    <style:style style:name="T253" style:family="text">
      <style:text-properties officeooo:rsid="01607c70"/>
    </style:style>
    <style:style style:name="T254" style:family="text">
      <style:text-properties officeooo:rsid="01c184fd"/>
    </style:style>
    <style:style style:name="T255" style:family="text">
      <style:text-properties officeooo:rsid="01c60d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the life cycle of a religion, the manifestation of Autochthons, <text:span text:style-name="T253">and the powers of belief</text:span></text:p>
      <text:p text:style-name="P1"/>
      <text:p text:style-name="P2"><text:tab/>“...<text:span text:style-name="T66">T</text:span><text:span text:style-name="T67">he unconscious belief of a being uses a tiny portion of that being’s magical potential </text:span><text:span text:style-name="T68">to accomplish their will. Should this magic accumulate with the energy of the beliefs of others, it may form </text:span><text:span text:style-name="T69">an alveus and </text:span><text:span text:style-name="T68">a nexus. This nexus, much like the </text:span><text:span text:style-name="T70">Auhrons</text:span><text:span text:style-name="T68"> in Ad Elovii </text:span><text:span text:style-name="T71">or Amon-Sen</text:span><text:span text:style-name="T68">, does not have a </text:span><text:span text:style-name="T72">connection to Mediul or an</text:span><text:span text:style-name="T68"> associated resonance. </text:span><text:span text:style-name="T73">The</text:span><text:span text:style-name="T71"> nexus is inscribed with the ideals of the belief that created it, including the possible inscription of sentience. These personas, </text:span><text:span text:style-name="T74">called </text:span><text:span text:style-name="T65">Autochthons</text:span><text:span text:style-name="T75">, </text:span><text:span text:style-name="T71">are often created because of the belief in a deity, and thus they represent that deity. The existence of the </text:span><text:span text:style-name="T76">alveus </text:span><text:span text:style-name="T71">relies entirely on the continued belief in the deity—should belief wane, less magic will go towards the alveus and the </text:span><text:span text:style-name="T77">power of the Autochthon will vanish.</text:span></text:p>
      <text:p text:style-name="P2"><text:span text:style-name="T77"><text:tab/></text:span><text:span text:style-name="T78">In some cases, belief in the god-like powers of a mortal may act in a similar way, </text:span><text:span text:style-name="T75">enhancing the alveus of the mortal to deity-like levels. These mortals are classified as </text:span><text:span text:style-name="T65">Apotheids</text:span><text:span text:style-name="T75">...”</text:span></text:p>
      <text:p text:style-name="P3"/>
      <text:p text:style-name="P55"><text:span text:style-name="T4">M</text:span><text:span text:style-name="T3">ortal beings often create religions involving powerful divine beings. </text:span><text:span text:style-name="T5">In Asfal</text:span><text:span text:style-name="T6">on,</text:span><text:span text:style-name="T5"> </text:span><text:span text:style-name="T7">and in the majority of planes where biology evolved with a Magical fabric, the act of believing becomes manifest.</text:span></text:p>
      <text:p text:style-name="P4"/>
      <text:p text:style-name="P56"><text:span text:style-name="T7">B</text:span><text:span text:style-name="T3">ut how do gods come into being?</text:span></text:p>
      <text:p text:style-name="P36"/>
      <text:p text:style-name="P60">The Rise of Belief Systems</text:p>
      <text:p text:style-name="P36"/>
      <text:p text:style-name="P57"><text:span text:style-name="T3">Belief systems and religions do not necessarily start as </text:span><text:span text:style-name="T79">real.</text:span><text:span text:style-name="T3"> Zeus did not exist before the Greeks. </text:span><text:span text:style-name="T62">The people of a culture create their deities, Autochthons, through persistent belief, tradition, and ritual.</text:span></text:p>
      <text:p text:style-name="P37"/>
      <text:p text:style-name="P59"><text:span text:style-name="T3">1. </text:span><text:span text:style-name="T9">A group of people may begin by building beliefs centered on non-</text:span><text:span text:style-name="T10">m</text:span><text:span text:style-name="T9">agical things: storms, ponds, rivers, weather, cities, war, etc.</text:span></text:p>
      <text:p text:style-name="P38"/>
      <text:p text:style-name="P72"><text:span text:style-name="T170">Belief systems</text:span><text:span text:style-name="T168"> generally beg</text:span><text:span text:style-name="T170">a</text:span><text:span text:style-name="T168">n as animistic; personifying or spiritualizing the world around a cultural group </text:span><text:span text:style-name="T174">and instantiating deeper supernatural beliefs</text:span><text:span text:style-name="T168">. </text:span><text:span text:style-name="T174">Let’s begin with the spiritualization of the natural world</text:span><text:span text:style-name="T169">. </text:span><text:span text:style-name="T174">E</text:span><text:span text:style-name="T169">arly societies were generally hunter gatherers or, at most, horticulturalists. They were intimately connected to nature, and animistic beliefs helped explain natural phenomena and give people a sense of control over it. Spiritualism also lends social cohesion and order in societies. Believing that all things had a spiritual essence encourages people to treat each other and the natural world with respect and care, fostering cooperation and harmony. In any case, early spiritualism </text:span><text:span text:style-name="T170">initiated </text:span><text:span text:style-name="T171">early, </text:span><text:span text:style-name="T208">immature</text:span><text:span text:style-name="T170"> </text:span><text:span text:style-name="T171">Autochthonous beings. “Autochthonous” here is used to denote beings (spirits, creatures, deities, etc) created from the coalescence of a culture’s latent, unconscious magic expenditures. </text:span><text:span text:style-name="T172">I state the idea that these Autochthons are immature because Autochthons require a significant amount of magic in order to exercise any real control over Mediul. </text:span><text:span text:style-name="T173">Nomadic and horticultural societies rarely have the sheer number of people required to create a powerful, </text:span><text:span text:style-name="T209">mature</text:span><text:span text:style-name="T213"> Autochthon that is able to influence the physical world.</text:span></text:p>
      <text:p text:style-name="P72"><text:span text:style-name="T213"><text:tab/></text:span><text:span text:style-name="T214">An important note about early spiritualization: in tying the natural world to Autochthons, cultures began to shift the driving forces of the natural world into the hands of powerful beings of their own creation. </text:span></text:p>
      <text:p text:style-name="P72"><text:soft-page-break/><text:span text:style-name="T214"><text:tab/>Beyond simply creating a medium through which p</text:span><text:span text:style-name="T226">e</text:span><text:span text:style-name="T214">o</text:span><text:span text:style-name="T240">p</text:span><text:span text:style-name="T214">les could begin to control their environment, early spiritualization typically also spans the supernatural as well: ancestor veneration, spiritual realms, etc.</text:span></text:p>
      <text:p text:style-name="P72"><text:span text:style-name="T214"><text:tab/>All of these early beliefs are the background to overt societal practices: rituals and the oral traditions of myth. </text:span><text:span text:style-name="T215">These societal practices outline the fundamental methods by which cultures can interact with their belief systems, </text:span><text:span text:style-name="T218">which in turn define </text:span><text:span text:style-name="T219">and focus </text:span><text:span text:style-name="T218">the key ideals of the Autochthons.</text:span></text:p>
      <text:p text:style-name="P39"/>
      <text:p text:style-name="P72"><text:span text:style-name="T218"><text:tab/></text:span><text:span text:style-name="T219">Aside: </text:span><text:span text:style-name="T249">on the nature of Autochthons</text:span></text:p>
      <text:p text:style-name="P58"><text:span text:style-name="T3"><text:tab/></text:span><text:span text:style-name="T63">In order to understand what is fundamentally happening to an Autochthon as it is instantiated, we must have a point of comparison. Let’s start with other living things. Living things from most Neighborhood planes have a nexus that connects the aphysical magical fabrics of their plane to the physical material fabrics. Imprinted upon a living thing’s nexus is information about what and who that being is along with their lived experiences. This information is an imprint of a being’s sentience and life. The nexus itself and the information on it is NOT what gives that being sentience—it is simply a record of that sentience. A living thing’s nexus exists in both the aphysical and physical realm, and its information fingerprint faces the physical world.</text:span></text:p>
      <text:p text:style-name="P74"><text:span text:style-name="T175"><text:tab/>Ethereal undead</text:span><text:span text:style-name="T176">, </text:span><text:span text:style-name="T175">Auhrons, and </text:span><text:span text:style-name="T177">Autochthons</text:span><text:span text:style-name="T175"> share a common structure </text:span><text:span text:style-name="T178">that is deviated from the typical structure of living things</text:span><text:span text:style-name="T175">: </text:span><text:span text:style-name="T178">each </text:span><text:span text:style-name="T175">are nexus encoded with information, though </text:span><text:span text:style-name="T178">their fingerprints</text:span><text:span text:style-name="T175"> fac</text:span><text:span text:style-name="T178">e </text:span><text:span text:style-name="T175">different plane</text:span><text:span text:style-name="T178">s</text:span><text:span text:style-name="T175">. </text:span><text:span text:style-name="T178">Autochthons</text:span><text:span text:style-name="T175"> (and Greater Auhrons) have fingerprints towards Corilya, ghosts face Mediul </text:span><text:span text:style-name="T178">(though they </text:span><text:span text:style-name="T179">often </text:span><text:span text:style-name="T178">lack a </text:span><text:span text:style-name="T179">m</text:span><text:span text:style-name="T178">aterial </text:span><text:span text:style-name="T179">form</text:span><text:span text:style-name="T178">)</text:span><text:span text:style-name="T175">, and Auhrons face Andolem. </text:span><text:span text:style-name="T180">Auhrons and Ethereal Undead act and behave similar to living people, though with discontinuities and peculiarities. It is obvious upon interacting with them that their consciousness and sentience is cracked in some way. They </text:span><text:span text:style-name="T181">often have an eroded sense of personal agency and creativity, adopting a tendency to go through the motions of “life” in a fugue-like state. Some no longer understand the concept of “time”. They might go through periods of comatose blackouts or hibernation, memory loss, impulsive behavior, or dissociative identity.</text:span><text:span text:style-name="T2"> </text:span><text:span text:style-name="T181">These issues arise from </text:span><text:span text:style-name="T182">the fact that the information imprinted upon their nexus span their entire lives—the natural growth of experiences that leave them in their non-material state with a sense of “person-hood”. </text:span><text:span text:style-name="T183">Autochthons do not have this lived experience. </text:span><text:span text:style-name="T184">They are instead imbued with their memories and personas: their nexus are encoded with the “net” information provided by the beliefs of a cultural group. This information might entail common myths and legends about the Autochthon, rituals they are believed to interact with, etc. This leaves Autochthons without full sentience—they do not have complex ambitions, though they might be imbued with simple motivations (“Sew discord”, “destroy evil”, “Promote revelry”). </text:span><text:span text:style-name="T185">In slightly more detail,</text:span><text:span text:style-name="T184"> </text:span><text:span text:style-name="T185">t</text:span><text:span text:style-name="T181">he information on a</text:span><text:span text:style-name="T185">n Autochthon’s</text:span><text:span text:style-name="T181"> nexus is the net imprint of hundreds of thousands of separate ideas and beliefs about them. Many of these will constructively interact on topics and attributes commonly attested in myth, legend, and ritual. Outside of the most common attributes, what people believe about a</text:span><text:span text:style-name="T185">n Autochthon</text:span><text:span text:style-name="T181"> can vary wildly, often resulting in a null imprint.</text:span></text:p>
      <text:p text:style-name="P17"><text:tab/></text:p>
      <text:p text:style-name="P84"><text:span text:style-name="T186"><text:tab/>In this early phase of the development of a belief system, Autochthon nexus are first being created and imprinted with information. </text:span><text:span text:style-name="T189">Importantly, this phase almost universally requires Autochthons and beliefs to be nonrefutable </text:span><text:span text:style-name="T190">by available means </text:span><text:span text:style-name="T199">(</text:span><text:span text:style-name="T195">through lack of an ability to falsify claims</text:span><text:span text:style-name="T199">)</text:span><text:span text:style-name="T190">. </text:span><text:span text:style-name="T191">This has wide reaching effects, especially as the belief system matures further, but for this phase it simply means that the belief system rarely has visual or material effects.</text:span></text:p>
      <text:p text:style-name="P40"/>
      <text:p text:style-name="P75"><text:soft-page-break/><text:span text:style-name="T187">2. </text:span><text:span text:style-name="T87">When a society becomes agrarian, society evolves and belief evolves with it. </text:span><text:span text:style-name="T188">The transition into an agrarian culture is important for the development of a mature belief system.</text:span></text:p>
      <text:p text:style-name="P41"/>
      <text:p text:style-name="P73"><text:span text:style-name="T212">As societies grow more complex, the changing social structures and the increasing concentrations of people serve to generally turn an animistic belief system into a theistic one. </text:span><text:span text:style-name="T216">Spirits become further personified, diverse ideas from separated peoples get agglomerated as urban areas grow. </text:span><text:span text:style-name="T217">The rise of agriculture carries with it the importance of weather, seasons, and climate. A</text:span><text:span text:style-name="T220">s this is happening, the amount of people contributing to the belief system is increasing. Autochthons are being given more magic, which in turn gives them more power to manipulate the physical world according to the information upon their nexus. </text:span><text:span text:style-name="T221">The transition to agrarian life is often coincident with the transition from </text:span><text:span text:style-name="T210">immature</text:span><text:span text:style-name="T221"> to </text:span><text:span text:style-name="T210">mature</text:span><text:span text:style-name="T221"> belief systems.</text:span></text:p>
      <text:p text:style-name="P42"/>
      <text:p text:style-name="P77"><text:span text:style-name="T221">B</text:span><text:span text:style-name="T212">efore we discuss what happens during this transition period, we must define its ending point. With our starting place in the stable </text:span><text:span text:style-name="T227">nonrefutable </text:span><text:span text:style-name="T212">spirituality of non-agrarian cultures, the end of the religious transition comes when Autochthons are able to strongly manipulate the material world and begin a positive feedback loop of interaction and communication with its cultural group, </text:span><text:span text:style-name="T222">i.e., a deity begins actively responding to and satisfying ritual invocations. </text:span><text:span text:style-name="T223">At this threshold, the existing beliefs about the Autochthon are exponentially reinforced and new beliefs are stifled. </text:span><text:span text:style-name="T224">The Autochthon becomes rigid. </text:span><text:span text:style-name="T225">As the Autochthon approaches this threshold of power, it often undergoes rapid change due to the evolution in the societal climate of the culture it is created by.</text:span></text:p>
      <text:p text:style-name="P43"/>
      <text:p text:style-name="P78"><text:span text:style-name="T212">What kinds of changes happen in the transition period between immature and mature belief systems? </text:span><text:span text:style-name="T237">Growing communities find themselves more interconnected, sharing beliefs and building a new institution from the foundation of their old ways.</text:span></text:p>
      <text:p text:style-name="P79"><text:span text:style-name="T228"><text:tab/>As urbanization grows, old belief systems must grow and change to encompass new lifestyles and structures. </text:span><text:span text:style-name="T229">Political institutions might be supported by religious claims </text:span><text:span text:style-name="T236">(</text:span><text:span text:style-name="T229">a la “divine right to rule”</text:span><text:span text:style-name="T236">) and Apotheids can result.</text:span><text:span text:style-name="T229"> Religious leaders reinforce social norms and expectations, much as they </text:span><text:span text:style-name="T230">do</text:span><text:span text:style-name="T229"> in non-agrarian cultures. </text:span><text:span text:style-name="T231">Belief systems </text:span><text:span text:style-name="T234">expand on</text:span><text:span text:style-name="T231"> a third focus to the duality of natural and supernatural: soc</text:span><text:span text:style-name="T232">ial </text:span><text:span text:style-name="T233">beliefs</text:span><text:span text:style-name="T232">. </text:span><text:span text:style-name="T234">Autochthons tied to craftsmanship, cities, mercantilism, travel, communication, vocationalism, currency, are introduced or these concepts are tacked on to existing Autochthons. </text:span><text:span text:style-name="T235">In this phase of transition and growth, the immature and fluid Autochthons are expanded, combined, or forgotten.</text:span></text:p>
      <text:p text:style-name="P80"><text:span text:style-name="T212"><text:tab/>With the growth of agriculture, cultures place greater emp</text:span><text:span text:style-name="T228">hases on the cyclical patterns in nature and life, relying on harvests and seasons for survival. </text:span><text:span text:style-name="T212">Just as with new social ideals, these concepts and patterns are tied to Autochthons. </text:span><text:span text:style-name="T237">Planting, growth, harvest, seasons, weather, rain, and temperature become deeply ingrained in the rituals and oral traditions of agricultural belief systems.</text:span></text:p>
      <text:p text:style-name="P44"/>
      <text:p text:style-name="P81"><text:span text:style-name="T237">I</text:span><text:span text:style-name="T238">n this transition, Autochthons gain enough power to weakly manifest, beginning the process of the positive feedback loop that leads to their full maturity. Autochthons might appear to people in visions, dreams, hazes, etc. Perhaps a “burning bush”.</text:span><text:span text:style-name="T148"> </text:span><text:span text:style-name="T193">Despite this, t</text:span><text:span text:style-name="T194">he belief system can continue to shift and mold and change, and there is little internal pressure holding it all together. </text:span><text:span text:style-name="T193">It</text:span><text:span text:style-name="T194"> is generally still nonrefutable </text:span><text:span text:style-name="T195">(through lack of an ability to falsify its claims) </text:span><text:span text:style-name="T192">though the nonphysical manifestations of Autochthons are very much real.</text:span></text:p>
      <text:p text:style-name="P87"/>
      <text:p text:style-name="P76"><text:soft-page-break/><text:span text:style-name="T192">3. </text:span><text:span text:style-name="T87">Autochthons within the belief system become powerful enough to manipulate Mediul, beginning the feedback loop that reinforces their existence within the minds of their believers.</text:span></text:p>
      <text:p text:style-name="P87"/>
      <text:p text:style-name="P83"><text:span text:style-name="T192">F</text:span><text:span text:style-name="T196">rom this point forward, rituals and sacrifices </text:span><text:span text:style-name="T246">actually</text:span><text:span text:style-name="T196"> reach an Autochthon powerful enough to do something </text:span><text:span text:style-name="T198">non</text:span><text:span text:style-name="T197">refutable </text:span><text:span text:style-name="T247">due to repeatable </text:span><text:span text:style-name="T248">empirical </text:span><text:span text:style-name="T247">evidence</text:span><text:span text:style-name="T196">. Mature Autochthons act </text:span><text:span text:style-name="T200">based on the information inscribed into their nexus by oral traditions and rituals up to that point. After an Autochthon becomes mature, it is much more difficult to alter the fundamental ideals of the being—now that it can independently act, it can punish incorrect worship or belief and reinforce traditional behavior.</text:span></text:p>
      <text:p text:style-name="P88"/>
      <text:p text:style-name="P85"><text:span text:style-name="T200">A</text:span><text:span text:style-name="T87">t this point, phenomena ascribed to an Autochthon’s powers while still in the immature phase fall solidly within their hands. A goddess of harvests and fertility actually has sway over the birth of children and the success of harvests. The goddess might actively respond to rituals of rain-bringing or seasonal planting festivals. However, we must remember that up to this point the Autochthon was completely nonrefutable due to a lack of any empirical evidence. This nonrefutability is inscribed as information onto the Autochthon’s nexus, the blueprint by which the being acts. So the Autochthon, while now able to actively respond to invocations, does so in a pseudo-natural way. Deities are often fickle, unresponsive, cryptic, ephemeral, enigmatic, etc. </text:span><text:span text:style-name="T205">Despite this fickleness, a real change does come over the region. The cultural group can and does have a measure of control over the things they created Autochthons to control.</text:span></text:p>
      <text:p text:style-name="P89"/>
      <text:p text:style-name="P86"><text:span text:style-name="T206">T</text:span><text:span text:style-name="T201">his phase also importantly marks the existence of an effective climatic stabilizer: </text:span><text:span text:style-name="T239">a</text:span><text:span text:style-name="T211"> divine continuance</text:span><text:span text:style-name="T201">. </text:span><text:span text:style-name="T202">A weather deity can now, gradually in response to invocations and rituals, </text:span><text:span text:style-name="T203">control the weather and climate across the region, preventing natural changes (both impulsive and gradual) though would normally </text:span><text:span text:style-name="T204">a</text:span><text:span text:style-name="T203">ffect the region of control. </text:span><text:span text:style-name="T205">Divine continuances are crucial to the stability of long-lasting polities</text:span></text:p>
      <text:p text:style-name="P4"/>
      <text:p text:style-name="P61"><text:span text:style-name="T8">Beliefs</text:span><text:span text:style-name="T9">, however, do not start as </text:span><text:span text:style-name="T80">real</text:span><text:span text:style-name="T9">. <text:s/></text:span><text:span text:style-name="T11">Over time, those religious beliefs might take the form of a “controller”: a divine being or spirit that is responsible for some natural </text:span><text:span text:style-name="T12">or societal</text:span><text:span text:style-name="T11"> process. </text:span><text:span text:style-name="T13">The culture may dictate that sacrifices made to this </text:span><text:span text:style-name="T14">controller</text:span><text:span text:style-name="T13"> can return favorable conditions—in this way, the mortal culture is setting up a magical framework to </text:span><text:span text:style-name="T15">stabilize and </text:span><text:span text:style-name="T13">control their environment </text:span><text:span text:style-name="T61">as a group</text:span><text:span text:style-name="T13">.</text:span></text:p>
      <text:p text:style-name="P61"><text:span text:style-name="T13"><text:tab/></text:span><text:span text:style-name="T15">The religious framework is powered by a positive, </text:span><text:span text:style-name="T16">self-sustaining</text:span><text:span text:style-name="T15"> feedback loop: as the religion begins, the </text:span><text:span text:style-name="T14">controller</text:span><text:span text:style-name="T15"> is not real. As the religion continues, the </text:span><text:span text:style-name="T14">controller</text:span><text:span text:style-name="T15"> is instantiated, but it is too weak to have real effects. </text:span><text:span text:style-name="T17">As the religion matures, the </text:span><text:span text:style-name="T14">controller</text:span><text:span text:style-name="T17"> begins to use its power to act as the religion says it should act.</text:span></text:p>
      <text:p text:style-name="P61"><text:span text:style-name="T17"><text:tab/>At this point, the sacrifices to the </text:span><text:span text:style-name="T14">controller</text:span><text:span text:style-name="T17"> </text:span><text:span text:style-name="T81">actually do</text:span><text:span text:style-name="T17"> work to influence the </text:span><text:span text:style-name="T14">controller</text:span><text:span text:style-name="T17">, and thus the natural process that the </text:span><text:span text:style-name="T14">controller</text:span><text:span text:style-name="T17"> controls. </text:span><text:span text:style-name="T18">This is also the point where a religion is most dangerous to the society that built it.</text:span><text:span text:style-name="T17"> </text:span><text:span text:style-name="T18">As the religion ages, the actions of the </text:span><text:span text:style-name="T14">controller</text:span><text:span text:style-name="T18"> further affirm the reality of the religion</text:span><text:span text:style-name="T82"> and the necessity of worship</text:span><text:span text:style-name="T18">. If worship ceases, </text:span><text:span text:style-name="T16">the </text:span><text:span text:style-name="T14">controller</text:span><text:span text:style-name="T16"> may grow angry or spiteful and use its power to punish those that abandoned it. </text:span><text:span text:style-name="T19">This anger or spite can come in the form of direct divine intervention or simply a decline in stability and control.</text:span></text:p>
      <text:p text:style-name="P5"/>
      <text:p text:style-name="P5"/>
      <text:p text:style-name="P5"/>
      <text:p text:style-name="P81"><text:soft-page-break/><text:span text:style-name="T144">R</text:span><text:span text:style-name="T145">eligious belief can </text:span><text:span text:style-name="T146">be classified</text:span><text:span text:style-name="T145"> in</text:span><text:span text:style-name="T146">to</text:span><text:span text:style-name="T145"> two stages: </text:span><text:span text:style-name="T207">immature/fluid</text:span><text:span text:style-name="T145"> and </text:span><text:span text:style-name="T207">mature/rigid</text:span><text:span text:style-name="T145">. </text:span><text:span text:style-name="T147">A young religion or a religion without many believers will often be immature and fluid. </text:span><text:span text:style-name="T167">In this stage, </text:span><text:span text:style-name="T147">Autochthons have been instantiated but are too weak to significantly effect their surroundings or believers (thus, immature/fluid belief systems tend not to have divine continuances).</text:span></text:p>
      <text:p text:style-name="P82"><text:span text:style-name="T148">In this case, </text:span><text:span text:style-name="T149">A</text:span><text:span text:style-name="T148">utochthons might appear to mortals in visions, dreams, or hazes. They might manifest weakly, for example the “Burning Bush”. </text:span><text:span text:style-name="T150">In this stage, the belief system can continue to organically evolve as it propagates through space and time—</text:span><text:span text:style-name="T151">there is no internal pressure preventing change. The belief system itself is not self-sustaining.</text:span></text:p>
      <text:p text:style-name="P82"><text:span text:style-name="T151"><text:tab/></text:span><text:span text:style-name="T152">All religions begin in this way: first, a culture’s oral traditions instantiate a deity. Over time, as people continue to believe in that deity and bestow upon it certain traits, it will manifest in Mediul in the fluid ways described </text:span><text:span text:style-name="T153">above</text:span><text:span text:style-name="T152">. It will appear in the minds of believe</text:span><text:span text:style-name="T154">r</text:span><text:span text:style-name="T152">s, cause visions, speak in dreams, etc, but it will not actively bring retribution to those that work or speak against it. </text:span><text:span text:style-name="T155">Immature/fluid belief systems tend to be characterized by </text:span><text:span text:style-name="T245">distant </text:span><text:span text:style-name="T155">and </text:span><text:span text:style-name="T245">local</text:span><text:span text:style-name="T155"> Autochthons.</text:span><text:span text:style-name="T152"> </text:span><text:span text:style-name="T156">Autochthons in this phase generally don’t have </text:span><text:span text:style-name="T157">their own complex ambitions, </text:span><text:span text:style-name="T158">and their “history” is often written after-the-fact. On the first of these points: Autochthons</text:span><text:span text:style-name="T157"> are not full consciousnesses, they only act as their worshipers say they </text:span><text:span text:style-name="T159">do. </text:span><text:span text:style-name="T156">In the immature phase, Autochthons are generally though to be more distant and less physically active in the affairs of mortals.</text:span><text:span text:style-name="T159"> </text:span><text:span text:style-name="T160">Essentially, a</text:span><text:span text:style-name="T156">n immature</text:span><text:span text:style-name="T160"> deity will never create or carry out a complex plot of its own—though it may commune, encourage, or escalate the behavior of cult followers that align with its domain. </text:span><text:span text:style-name="T161">The second point follows from the first: because a</text:span><text:span text:style-name="T156">n immature</text:span><text:span text:style-name="T161"> deity rarely acts on its own ambitions, the myths and activities of a deity are “believed into being” after they are said to have occurred. For example, in Norse myth Loki is said to have done many things before his capture and binding, where he stays until Ragnarok. This activity is said to have occurred in the distant past, and thus take the form of information, “history”, written onto Loki’s nexus—</text:span><text:span text:style-name="T162">the Autochthon of Loki never actually performed those acts.</text:span><text:span text:style-name="T152"> </text:span><text:span text:style-name="T163">As a belief system continues to grow and expand in its fluid phase, the divinities gain more magic from the system’s believers.</text:span></text:p>
      <text:p text:style-name="P82"><text:span text:style-name="T163"><text:tab/>Gradually, the Autochthons of a belief system gain the ability to manipulate the landscape of Corilya and act upon the traits given to them.</text:span><text:span text:style-name="T164"> </text:span><text:span text:style-name="T149">At this point, the “reality” of the Autochthon</text:span><text:span text:style-name="T163">s</text:span><text:span text:style-name="T149"> </text:span><text:span text:style-name="T165">exponentially increase </text:span><text:span text:style-name="T166">into the mature/rigid domain.</text:span></text:p>
      <text:p text:style-name="P6"/>
      <text:p text:style-name="P45"><text:span text:style-name="T22">W</text:span><text:span text:style-name="T3">hen a divinity is mature enough to strongly manipulate Corilya, the belief system solidifies and becomes rigid. Societal rituals have direct, repeatable effects that further increase belief in the system. </text:span><text:span text:style-name="T23">Let’s take the preservation of a society’s environment via divine continuance as an example. Early in the life of the belief system, the society might have given ritual sacrifices in the hope of rain or good harvest. Over time, as more and more people believed in these rituals and the Autochthon they called to, that Autochthon could gain the power to actually fulfill the goals of the ritual and bring rain or ensure a good harvest. </text:span><text:span text:style-name="T24">The favorable results beget more consistent and intense ritual and belief, which in turn bring a more stable, controllable environment. </text:span><text:span text:style-name="T25">However, it is at this point that the belief system may become too rigid to allow further development and organic evolution. Should a group shun the creator of their divine continuance </text:span><text:span text:style-name="T26">or even worship incorrectly</text:span><text:span text:style-name="T25">, the very being that brought them stability can cease that practice or actively bring instability and disaster. </text:span><text:span text:style-name="T27">Thus, as a rigid belief system propagates through space and time, change is discouraged or corrected. </text:span><text:span text:style-name="T20">Rigid and mature belief systems tend to be characterized by </text:span><text:span text:style-name="T83">present </text:span><text:span text:style-name="T20">and </text:span><text:span text:style-name="T83">nonlocal</text:span><text:span text:style-name="T20"> Autochthons.</text:span></text:p>
      <text:p text:style-name="P7"/>
      <text:p text:style-name="P46"><text:span text:style-name="T20">N</text:span><text:span text:style-name="T28">ow, when an Autochthon matures it doesn’t mean that it will suddenly appear in the sky and start throwing lightning bolts. </text:span><text:span text:style-name="T29">The belief system grew the Autochthon with a certain set of </text:span><text:soft-page-break/><text:span text:style-name="T29">traits based on observables and outcomes in the </text:span><text:span text:style-name="T84">immature/fluid</text:span><text:span text:style-name="T29"> phase! </text:span><text:span text:style-name="T30">The believers bestowed upon their Autochthon the idea that it tends to appear to rare believers in dreams, visions, etc. Rituals aren’t always successful—Autochthons might be bestowed with traits of fickleness or pettiness. Maybe a deity simply doesn’t feel like carrying out the </text:span><text:span text:style-name="T31">ritual</text:span><text:span text:style-name="T30"> for the specific supplicant. </text:span><text:span text:style-name="T31">Deific communes might be mysterious and cryptic even in maturity because they are </text:span><text:span text:style-name="T85">believed</text:span><text:span text:style-name="T31"> to be mysterious and cryptic. </text:span><text:span text:style-name="T32">Despite these clarifications, the rigid phase does mean that the Autochthon is real and capable of responding more readily. </text:span><text:span text:style-name="T33">Mature Autochthons are more capable of carrying out their own present ambitions </text:span><text:span text:style-name="T34">and creating their own history.</text:span></text:p>
      <text:p text:style-name="P8"/>
      <text:p text:style-name="P47"><text:span text:style-name="T21">T</text:span><text:span text:style-name="T3">he maturation of a religion happens on a generational timescale—</text:span><text:span text:style-name="T35">thus the dangers of societal collapse by divine act grow on that timescale.</text:span></text:p>
      <text:p text:style-name="P9"/>
      <text:p text:style-name="P9"/>
      <text:p text:style-name="P47"><text:span text:style-name="T35">--</text:span><text:span text:style-name="T36">thoughts:</text:span></text:p>
      <text:p text:style-name="P48"><text:span text:style-name="T3">A rigid belief system can still organically evolve, but not through the *changing* of roles. More: Yahweh changed roles frequently, from peacetime god to wartime god, etc. Belief in Yahweh and his abilities and domain shifted. In a rigid system, this isn’t likely to <text:s/>happen. Yahweh, once mature, will enforce the ideals inscribed upon his nexus. Thus, Yahweh isn’t likely to change domains after maturation. The belief system can, however, add new deities and shift the importance of old ones. Maybe peacetime Yahweh isn’t as important in a wartime society, and so the people worship Baal instead. Baal, in this case, would take the place of “wartime Yahweh” on Earth. Peacetime Yahweh still exists and still enforces his own worship, however he loses importance and thus falls in power and rank, replaced as the society changed around him. </text:span><text:span text:style-name="T37">Through this method of “shifting”, rigid belief systems can still evolve.</text:span></text:p>
      <text:p text:style-name="P48"><text:span text:style-name="T37"><text:tab/></text:span><text:span text:style-name="T38">A consequence of this: belief systems built on old, rigid foundations have incredible depth! Ancient rites and rituals might survive from long-lost cultural pasts, deities who have long-since lost importance might still lurk. </text:span><text:span text:style-name="T64">Further, it is more difficult to imagine the development of monotheism as it was developed on Earth. Yahweh was flexible enough to bend to any situation, eventually leading to monolatry and monotheism. Through the shifting of deities in this system, a single deity is unlikely to encompass all the desires and needs of an entire society.</text:span></text:p>
      <text:p text:style-name="P10"/>
      <text:p text:style-name="P10"/>
      <text:p text:style-name="P48"><text:span text:style-name="T38">--</text:span><text:span text:style-name="T39">on the ability of a deity to learn</text:span></text:p>
      <text:p text:style-name="P11">Before we understand deities, we have to have a point of comparison. Let’s start with the regime of living things:</text:p>
      <text:p text:style-name="P49"><text:span text:style-name="T3">How do living things work? Living things from most Neighborhood planes, due to biological adaptations, have nexus that connect the aphysical magical fabrics to the physical fabrics </text:span><text:span text:style-name="T40">and the ability to unconsciously manipulate the magic that comes through that nexus. </text:span><text:span text:style-name="T41">Imprinted upon their nexus is information about what and who that living thing is and what they experience. Technically, the nexus encodes a tiny amount of information about everything in the plane, but encoding strength falls quickly with distance</text:span><text:span text:style-name="T42">. </text:span><text:span text:style-name="T43">The nexus, and the information encoded upon the nexus, are NOT sentience. Sentience exists without nexus, and nexus can exist without sentience.</text:span><text:span text:style-name="T44"> It is simply the case for biological things that they evolved to leverage the aphysical fabrics through a nexus.</text:span></text:p>
      <text:p text:style-name="P12"/>
      <text:p text:style-name="P50"><text:soft-page-break/><text:span text:style-name="T3">So, what is a deity? A deity is a nexus encoded with information provided by the belief of a large number of followers. </text:span><text:span text:style-name="T45">The “net” information encoded acts as a framework for a deity’s persona.</text:span></text:p>
      <text:p text:style-name="P13"/>
      <text:p text:style-name="P51"><text:span text:style-name="T46">Ethereal undead</text:span><text:span text:style-name="T3">, </text:span><text:span text:style-name="T46">Auhrons, and deities share a common structure: they are nexus encoded with information, though each has a fingerprint facing towards a different plane. Deities (and Greater Auhrons) have fingerprints towards Corilya, ghosts face Mediul, and Auhrons face Andolem. How do they all behave?</text:span></text:p>
      <text:p text:style-name="P14"/>
      <text:p text:style-name="P52"><text:span text:style-name="T46">Auhrons behave similar to living people, though with discontinuities and peculiarities; </text:span><text:span text:style-name="T47">it is obvious upon interacting with them that their consciousness/sentience is cracked in some way. Auhrons often have an eroded sense of personal agency and creativity, adopting a tendency to go through the motions of “life” in a fugue-like state. Some Auhrons no longer understand the concept of “time”. They might go through periods of comatose blackouts or hibernation, memory loss, impulsive behavior, or dissociative identity.</text:span><text:span text:style-name="T1"> </text:span><text:span text:style-name="T48">Ethereal undead </text:span><text:span text:style-name="T47">are </text:span><text:span text:style-name="T48">the same. </text:span><text:span text:style-name="T47">These issues arise from </text:span><text:span text:style-name="T48">the fact that the information imprinted upon their nexus span their entire lives—the natural growth of experiences that leave them in their non-material state with a sense of “person-hood”. Deities do not have this lived experience. They are imbued with their m</text:span><text:span text:style-name="T47">emories and personas;</text:span><text:span text:style-name="T48"> </text:span><text:span text:style-name="T47">t</text:span><text:span text:style-name="T49">hus, they don’t behave the same way. Deities do not </text:span><text:span text:style-name="T50">have complex ambitions—they might have simple ones (“Sew discord”, “Destroy evil”)--</text:span><text:span text:style-name="T51">but they aren’t sentient enough to </text:span><text:span text:style-name="T52">truly learn or adapt to new scenarios and environments. </text:span><text:span text:style-name="T55">Thus, deities are good at stabilizing long-term trends (climate) but not good at reacting to short-term events (catastrophes).</text:span></text:p>
      <text:p text:style-name="P15"/>
      <text:p text:style-name="P16">The information on a deity’s nexus is the “net” imprint of hundreds of thousands of separate ideas and beliefs about them. Many of these will constructively interact on topics and attributes commonly attested in myth, legend, and ritual. Outside of the most common attributes, what people believe about a deity can vary wildly, often resulting in a null imprint.</text:p>
      <text:p text:style-name="P18"/>
      <text:p text:style-name="P18"/>
      <text:p text:style-name="P53"><text:span text:style-name="T53">--T</text:span><text:span text:style-name="T3">houghts on deities and natural disasters</text:span></text:p>
      <text:p text:style-name="P19">a. People experience the natural world and tie their experiences to animistic bases</text:p>
      <text:p text:style-name="P19">b. As population densities grow and people transition to pastoral lives / horticulturalism, spiritual foundations deepen and often get personified. Tradition begins; oral traditions and rituals are tied to patterns identified in the environment. Atypical events in the region of the pastoralists / horticulturalists is also tied to spiritual foundations. Floods, storms, earthquakes, etc are attributed to specific spirits / personas or to conflicts between spirits / personas.</text:p>
      <text:p text:style-name="P53"><text:span text:style-name="T3">c. Transition to agriculture further sets these traditions. All climatic patterns and common catastrophes are tied to deities </text:span><text:span text:style-name="T56">through oral tradition, myth, and ritual. </text:span><text:span text:style-name="T58">Climatic patterns are stabilized, though not with 100% success. Fickleness and ritual failure were tied intricately into the foundations of belief. As too were catastrophes. Natural disaster, it was often believed, was the result of dissatisfaction from deities. This leads to two options in the world I can consider:</text:span></text:p>
      <text:p text:style-name="P20"><text:tab/>a) Deities control the entirety of the region—the stress fields of the subsurface, the atmosphere above, etc. They ensure the continuation of natural cycles and halt disasters until they themselves feel them necessary.</text:p>
      <text:p text:style-name="P62"><text:span text:style-name="T88"><text:tab/><text:tab/>-</text:span><text:span text:style-name="T89">Can they only halt disasters originating within their continuance? The balance of climate requires a climatic discontinuity as a boundary condition, but how does this extend to </text:span><text:soft-page-break/><text:span text:style-name="T89">short-term things like storm systems and disasters (earthquakes, ash clouds, etc). I think storms can be blocked to ensure continuity of precipitation and temperature; or they dissipate when they cross the discontinuity due to natural </text:span><text:span text:style-name="T90">climatic courses</text:span><text:span text:style-name="T89">.</text:span></text:p>
      <text:p text:style-name="P21"/>
      <text:p text:style-name="P54"><text:span text:style-name="T59">N</text:span><text:span text:style-name="T3">atural disasters:</text:span></text:p>
      <text:p text:style-name="P54"><text:span text:style-name="T3"><text:tab/>Drought – under precipitation, </text:span><text:span text:style-name="T60">weather</text:span></text:p>
      <text:p text:style-name="P54"><text:span text:style-name="T3"><text:tab/>Flood – under precipitation, </text:span><text:span text:style-name="T60">weather</text:span></text:p>
      <text:p text:style-name="P23"><text:tab/>Pestilence – rare as original issue, arising in astar mostly after the rise of urbanism. Tied to a deity, under pestilence.</text:p>
      <text:p text:style-name="P54"><text:span text:style-name="T3"><text:tab/>Famine – under climatic cycling, seasons, agriculture, precipitation, </text:span><text:span text:style-name="T60">temperature, weather</text:span></text:p>
      <text:p text:style-name="P23"><text:tab/>Earthquakes – under stress-field control</text:p>
      <text:p text:style-name="P23"><text:tab/>Volcanoes – under stress-field control</text:p>
      <text:p text:style-name="P21"/>
      <text:p text:style-name="P24">Two control regimes: weather (precipitation, temperature) and stress-field control.</text:p>
      <text:p text:style-name="P24"/>
      <text:p text:style-name="P63"><text:span text:style-name="T91">D</text:span><text:span text:style-name="T87">eities in control of these elements actively do so. They feel the change happening and actively prevent it—or they can “choose” to prevent it. In the case of stress-field disasters, a deity might feel the increase in deep stress along a fault and choose to let it happen or to prevent / delay it. </text:span><text:span text:style-name="T92">Perhaps it is these natural cycles that effect how a deity feels?</text:span></text:p>
      <text:p text:style-name="P25"><text:tab/>-People believe deities change mood based on actions / activities of mortals and respond with changes in the natural world—not the other way around…</text:p>
      <text:p text:style-name="P25"><text:tab/>-But, as a religion was first developing in the context of natural disasters, that might instill the belief that whatever disaster-controlling deity there was was often or easily displeased with something happening. <text:span text:style-name="T252">So, the rate of natural disasters remains constant, but the root cause shifts to the controllable deity.</text:span></text:p>
      <text:p text:style-name="P25"/>
      <text:p text:style-name="P63"><text:span text:style-name="T92"><text:tab/>-</text:span><text:span text:style-name="T93">Nearing concensus on the idea that deities DO control almost everything about the disasters in their divine continuance IFF they have been trained to protect against them. Deities are very effective protectors, but they are like machine learning models: they only know what they’ve seen. This can still be very general; control of winds and weather can help protect a society from the sulfur dioxide-caused dimming of the sun, as the deity can divert sulfur from their continuance.</text:span></text:p>
      <text:p text:style-name="P63"><text:span text:style-name="T93"><text:tab/></text:span><text:span text:style-name="T94">BUT this still causes problems outside of divine continuances. How do people expand during times of crisis like this? Can the divine continuance grow as people move to new lands? Or do the people moving to new lands realize the climate is different?</text:span></text:p>
      <text:p text:style-name="P26"><text:tab/>-A little of both. People can spread into new lands and bring divine continuance</text:p>
      <text:p text:style-name="P26"><text:tab/><text:tab/>-Why wouldn’t this just spread the same exact climate (Csa?) around to places it normally wouldn’t be? Homogenize world climate? Perhaps deities take the most energy efficient approach to fulfilling rituals. In some cases, it is easier to simply adapt the agricultural product than it is to turn a tropical climate into a Mediterranean one.</text:p>
      <text:p text:style-name="P26"><text:tab/><text:tab/>-Perhaps people move to new lands, see that the climate is not optimal to their lifestyle, and transition lifestyles / agricultural practices first, rather than forcing their deity to equilibrate a location. Perhaps a mix of both? It might not be good for a people to ask their deities for too much in a new land. This could lead to displeasure. But…</text:p>
      <text:p text:style-name="P63"><text:span text:style-name="T94"><text:tab/><text:tab/>Divine continuances would spread slowly, perhaps slow enough to bring equilibrium to their boundaries, rather than discontinuity. </text:span><text:span text:style-name="T95">This would make it easier for people to adapt to the climate immediately outside their normal divine reach. An easy, rolling boundary.</text:span></text:p>
      <text:p text:style-name="P27"/>
      <text:p text:style-name="P63"><text:soft-page-break/><text:span text:style-name="T95"><text:tab/><text:tab/>-</text:span><text:span text:style-name="T96">Population spreads faster than belief. Population → human timescales, belief → generational timescales. As people initially spread through Nomenes, separate regions / climates developed unique belief systems. </text:span><text:span text:style-name="T97">Much of the territory was occupied + set under animistic belief systems by the time large-scale agriculture was spreading. The spread of large-scale agriculture from west Tellin was faster than the spread of belief in the early times, </text:span><text:span text:style-name="T98">though belief themes traveled with agriculture (the themes that lay foundations for divine continuances). </text:span><text:span text:style-name="T99">Mainly due to immature belief systems at this point. </text:span><text:span text:style-name="T98">Thus, early cultures around Nos Mori each developed unique divine continuances. </text:span><text:span text:style-name="T99">After divine systems matured, spread of agriculture came with the spread of deities, as in the case of the Zarrakaya. Agriculture spread with Tellinese deities who had the power to ensure climatic optimums for agricultural growth. Did this spread Tellinese climate? </text:span><text:span text:style-name="T100">NO! This would be boring.</text:span></text:p>
      <text:p text:style-name="P28"/>
      <text:p text:style-name="P64"><text:span text:style-name="T100"><text:tab/>This assumes that a divine continuance is equally strong and perfect EVERYWHERE. In order to combat climatic homogenization, I may have to invoke the idea of nonuniform divine continuances. </text:span><text:span text:style-name="T101">Let’s think more about this:</text:span></text:p>
      <text:p text:style-name="P65"><text:span text:style-name="T100"><text:tab/>How does magical energy get funneled from the alveus of a person to the alveus of an Autochthon? Distance / space doesn’t have the same meaning in Corilya as it does in Mediul; the wave-like nature of magic is much more prevalent than the wave-like nature of matter. </text:span><text:span text:style-name="T101">Perhaps Corilya does not actually exist within 3D space, but rather in abstract space such that the coordinates of magic movement correspond to the ideas at the focus of the magic. Thus two people with similar beliefs would channel magic towards the same “location” in magic coordinate space. </text:span><text:span text:style-name="T102">Let’s work with this for now. Thus, deities pool the belief magic of all in the plane who believe in them. This is not location specific, then. What about how deities exercise their power? Deities exist within Corilya in both “idea space” and aphysical space. In the aphysical space, wavelike resonances align with Mediul’</text:span><text:span text:style-name="T103">s</text:span><text:span text:style-name="T102"> matter. </text:span><text:span text:style-name="T104">So, a deity’s manifestation in the aphysical space has a certain location in Mediul.</text:span></text:p>
      <text:p text:style-name="P65"><text:span text:style-name="T104"><text:tab/>-Perhaps The Veil is idea space, rather than 1D/2D projective space? </text:span><text:span text:style-name="T105">This may be the origination point of Autochthons. Concentration of magic in The Veil leads to a subsequent creation of a nexus on the Veil boundary </text:span><text:span text:style-name="T106">which can manifest on either side of the boundary.</text:span></text:p>
      <text:p text:style-name="P66"><text:span text:style-name="T106"><text:tab/></text:span><text:span text:style-name="T107">In either case, the Autochthon’s nexus has a f</text:span><text:span text:style-name="T108">ixed location. </text:span><text:span text:style-name="T109">How does the Autochthon carry out rituals from its believers? </text:span><text:span text:style-name="T110">An Autochthon’s power varies with the concentration of those with magic powering it. So, generally, Autochthon power is strongest in urban areas. However, it is still strong in hinterlands as well. Close to frontiers, where population density is low, Autochthon power is also low. However, certain locations of religious importance</text:span></text:p>
      <text:p text:style-name="P29"/>
      <text:p text:style-name="P66"><text:span text:style-name="T110"><text:tab/>-</text:span><text:span text:style-name="T111">Or...an Autochthon’s power spans in idea space. This is similar to the “domain” idea in DnD, but may also partially encode information about believers and locations so as to limit Autochthonous power. This would mean that a deity of agriculture would find itself most powerful in locations highly tied to agricultural ideals. Urban deities would be strongest in urban centers. </text:span><text:span text:style-name="T112">Deities of war would be strongest on battlefields. </text:span><text:span text:style-name="T113">This is a nice idea, but it generally doesn’t contradict climatic homogenization—</text:span><text:span text:style-name="T114">in fact, it might strengthen it. As population contours grow outward, the farthest reaches will generally be rural farmers with strong ties to agricultural deities that control weather and support divine continuances.</text:span></text:p>
      <text:p text:style-name="P66"><text:span text:style-name="T114"><text:tab/>-Perhaps there’s a certain strength with </text:span><text:span text:style-name="T241">history</text:span><text:span text:style-name="T114"> too. A deity grows settled in a certain region the more that deity is invoked. A deity has little power in new locations—they must be attuned. </text:span><text:span text:style-name="T115">A frontier must become a farming center. A town must become a city. A place must align with the domain of the deity within the minds and hearts of those invoking that deity—many minds and hearts, not just those of a frontier village. </text:span><text:span text:style-name="T116">So is a deity’s power tied to physical locations? Yes and no. A deity’s power is mobile, traveling with the people that invoke </text:span><text:soft-page-break/><text:span text:style-name="T116">it. Its strength varies with the concentration of the belief and the depth of the attunement between the physical location and the deity’s coordinates in idea space. </text:span><text:span text:style-name="T117">Why this tie to location? </text:span><text:span text:style-name="T118">There is no </text:span><text:span text:style-name="T242">actual</text:span><text:span text:style-name="T118"> tie to location—but locations are good at being tied to ideas in the minds and hearts of those that occupy them. A location has the ability to accrue significant belief and be tied to an idea.</text:span></text:p>
      <text:p text:style-name="P66"><text:span text:style-name="T116"><text:tab/></text:span><text:span text:style-name="T117">-To summarize: a deity’s power is strongest </text:span><text:span text:style-name="T119">where </text:span><text:span text:style-name="T120">its ideals are most attuned. This doesn’t have to be a specific location, but also people or groups. Nothing quite </text:span><text:span text:style-name="T243">feels</text:span><text:span text:style-name="T120"> like war except an army. A saint truly </text:span><text:span text:style-name="T243">carries</text:span><text:span text:style-name="T120"> a sense of holiness. A farming village in the center of the hinterland </text:span><text:span text:style-name="T243">exemplifies</text:span><text:span text:style-name="T120"> the quaint stability of rural life. </text:span><text:span text:style-name="T121">Now, these attunements are specific to what pantheons or systems the people believe in. An army doesn’t find itself under the will of every war god around the world—only the war god tightest aligned to their beliefs in the idea space of The Veil, and that idea space coordinate is specific to that culture or people.</text:span></text:p>
      <text:p text:style-name="P30"/>
      <text:p text:style-name="P66"><text:span text:style-name="T121"><text:tab/></text:span><text:span text:style-name="T122">So, how does this all relate to the shape and depth of divine continuances? A divine continuance is upheld by deities that are believed to control weather, climate, seasons, agriculture, et</text:span><text:span text:style-name="T123">c. The locations of highest attunement in </text:span><text:span text:style-name="T244">time </text:span><text:span text:style-name="T123">and </text:span><text:span text:style-name="T244">belief</text:span><text:span text:style-name="T123"> are going to be the long-inhabited hinterlands around cities—but not immediately next to them. There is an agricultural “halo” encircling cities with a radius depending on the communication and technology of society. </text:span><text:span text:style-name="T124">This torus of idealized agriculturalism is the place of highest attunement, diffusing outwards towards the frontiers.</text:span></text:p>
      <text:p text:style-name="P31"/>
      <text:p text:style-name="P67"><text:span text:style-name="T124">W</text:span><text:span text:style-name="T87">ith this new idea in place, what can we say about natural disasters? What attunes deities of disaster? I think it depends. General weather and climate (storms, temperature, precipitation, etc) are typically controlled alongside agriculture. This gives the heartlands and hinterlands climatic protection, but not frontiers. The boundaries are weaker, and it takes significant time for the continuance to expand. </text:span><text:span text:style-name="T125">Earthquakes might be associated with the sea, with mountains, with any angry deity, or simply with a deity of the earth. Thus, the power of stress-field protection can vary significantly from culture to culture. In most cases, destructive local earthquakes are protected against, and places normally protected against earthquakes are also protected from possibly distant quakes. </text:span><text:span text:style-name="T126">Tsunami protection might be localized around coastlines. Volcanic protection centered on volcanoes. </text:span><text:span text:style-name="T127">In summary, societies will be well protected against disasters that they are used to, and they will be protected as long as those disasters occur in traditional ways.</text:span></text:p>
      <text:p text:style-name="P68"><text:span text:style-name="T127"><text:tab/></text:span><text:span text:style-name="T128">What about sharp climatic shifts? These would affect temperature and precipitation, and possibly some wider disasters as well, such as poisonous fog or rain </text:span><text:span text:style-name="T129">in the case of the Uruvand Trap eruptions. Seasonal rituals could stabilize the temperature and precipitation in the heartlands of an agricultural civilization. Sulfur dioxide aerosols could be redirected by the weather gods, preventing temperature depressions </text:span><text:span text:style-name="T130">and acid rains. </text:span><text:span text:style-name="T131">Beyond the heartlands, the effects of the divine continuance would not be able to fully stop the disaster—and beyond it edges of the continuance would feel the full effects. The boundary conditions of a divine continuance are smooth, thus civilizations might collapse from their frontiers inward. Much like the collapse of the Roman frontier, such a catastrophe might not be the central change that leads to societal collapse, but it may be an instigating factor. As conditions grow poor beyond the h</text:span><text:span text:style-name="T132">eartlands</text:span><text:span text:style-name="T131">, crops fail and famine and drought rise. Many people simply die, but some choose to migrate inwards towards more prosperous lands. This increases the population density of the civilization heartlands.</text:span></text:p>
      <text:p text:style-name="P68"><text:span text:style-name="T131"><text:tab/></text:span><text:span text:style-name="T132">For Rome, the divine continuance might not fully stop the disaster in Spain, the Balkans, Gaul, Britain, etc.</text:span></text:p>
      <text:p text:style-name="P32"/>
      <text:p text:style-name="P33"><text:soft-page-break/>If we approximate that almost all arable land is farmed by an agricultural people, and that population is distributed away from the heartlands in a normal distribution, then the heartland average population distribution for a saturated ancient civilization might reach 30 / sq mile.</text:p>
      <text:p text:style-name="P33"/>
      <text:p text:style-name="P33">Logical outline for determining how many people are <text:span text:style-name="T253">a</text:span>ffected by climatic impulse:</text:p>
      <text:p text:style-name="P33">- Assuming all arable land is farmed</text:p>
      <text:p text:style-name="P33">- Assuming the rural population is normally distributed away from the heartlands</text:p>
      <text:p text:style-name="P33">- Assuming a saturated population density of 30 / sq mile</text:p>
      <text:p text:style-name="P33">- Assuming a frontier population of 15 / sq mile (classification of frontier here)</text:p>
      <text:p text:style-name="P69"><text:span text:style-name="T87">- Then we can use the full-width half-max theorem of Gaussian stats to show that 25% of the population live in the “frontier”. </text:span><text:span text:style-name="T133">This follows for any max to half-width.</text:span></text:p>
      <text:p text:style-name="P34">-This seems too high. I think the frontier population would be somewhere in the range of 10-25%, more probably around 15%.</text:p>
      <text:p text:style-name="P34"/>
      <text:p text:style-name="P70"><text:span text:style-name="T133">S</text:span><text:span text:style-name="T87">o, imagine that catastrophe strikes 15% of your agricultural population. Productivity decreases, and population density increases by perhaps 10-15% </text:span><text:span text:style-name="T134">in the heartlands (if everyone migrates and no one dies).</text:span></text:p>
      <text:p text:style-name="P35"/>
      <text:p text:style-name="P71"><text:span text:style-name="T134">-</text:span><text:span text:style-name="T135">As the frontiers collapse, the divine continuance is perturbed due to shifting faith. </text:span><text:span text:style-name="T136">The boundaries of the continuance, previously quite smooth, become strained. The people living at the boundaries and supporting them move inward, allowing the boundaries to weaken and the climatic gradient to increase between the former frontiers and the heartlands. </text:span><text:span text:style-name="T137">This adds strain on the heartlands themselves—both climatically and due to the population dynamics. </text:span><text:span text:style-name="T138">Refugees, especially those of poor nutrition from famine, can bring plagues and trauma. As they move inwards, they tell of the disasters that befell them and (possibly) the anger of the gods. Much like a capitalist economy, it is the belief of the people that can change the winds of the system at any moment. As fear and hardship spread, faith might tremble or strengthen, possibly determining the fate of the rest of the civilization. The agricultural heartlands are the determining factor for the upholding of the divine continuance. Should the heartlands be pillaged, the entire divine continuance can fall. </text:span><text:span text:style-name="T139">Though the civilization might have more problems to worry about if their heartlands are pillaged. The pillaging of heartlands also doesn’t necessarily spell total societal collapse—while the heartlands are the strongest attuned to the ideals of the weather deities, rituals performed in cities also provide significant support </text:span><text:span text:style-name="T140">due to their reliance on the hinterlands. </text:span><text:span text:style-name="T141">It is culturally dependent.</text:span></text:p>
      <text:p text:style-name="P71"><text:span text:style-name="T141"><text:tab/></text:span><text:span text:style-name="T142">The collapse of a frontier could be enough to shake the foundations of a strong civilization or completely crumble a weaker one. In any case, it increases strain throughout a civilization and weakens its borders. </text:span><text:span text:style-name="T143">Subsequent disasters could compound the troubles, or invaders could take advantage of the weak frontier and access to the rich heartlands.</text:span></text:p>
      <text:p text:style-name="P22"/>
      <text:p text:style-name="P53"><text:span text:style-name="T56"><text:tab/></text:span><text:span text:style-name="T57">Uncommon catastrophes are NOT covered!</text:span></text:p>
      <text:p text:style-name="P18"/>
      <text:p text:style-name="P90"><text:span text:style-name="T53">I</text:span><text:span text:style-name="T54">deas on the spread of religion and the betrayal of belief:<text:line-break/></text:span><text:line-break/>In situations of belief system replacement, a betrayal of belief can lead to the rapid decline of one belief system and the growth <text:span text:style-name="T254">or expansion</text:span> of another. Should a conqueror succeed in replacing the political structure of a state, it might shake the foundations of the people's trust in their states pantheon. In that case, and as the new state rules and enforces their own religious law, people in the conquered state might adopt their conquerors religion or begin <text:soft-page-break/>practicing a combination of religions. As belief shifts away from the original pantheon, a mature pantheon might react violently. Rather than causing a divine collapse, the newly empowered pantheon of the conqueror can be invoked to support the continuity of the society.</text:p>
      <text:p text:style-name="P90"/>
      <text:p text:style-name="P92">How does belief replacement really work?</text:p>
      <text:p text:style-name="P93">Conquests usually begin on the outskirts of a society as an enemy force moves inward. The agricultural centers are hit—which could lead to a lapse in proper worship and a pushback by the deities controlling the divine continuance. Deities might see the imposing force and focus on them, understanding in some way that their own worshipers are not at fault. Or, they might be agnostic to the plight of their peoples. <text:span text:style-name="T255">In any case, a short term lapse in proper worship will not lead to an immediate divine collapse. Further, the local people would understand the stake of lapsing in their worship—they would do everything in their power to continue their regular practices despite the hardship or displacement. These systems are self-perpetuating and self-supporting. They encourage their followers to continue no matter what. So, a religious system can likely withstand conquest unless that conquest leads to near-complete (or worse) annihilation, subjugation, etc. If the centers of a divine continuance (those places with significant power in the idea-space of the religion) are destroyed, it can weaken the power of a deity. </text:span></text:p>
      <text:p text:style-name="P90"/>
      <text:p text:style-name="P91">If, however, a society is conquered by a peoples without a secure Autochthon that can enforce a divine continuance, then there may not be any continuity in climatic coverage. These are situations that most easily lead to catastrophic divine collapse.</text:p>
      <text:p text:style-name="P91"/>
      <text:p text:style-name="P91"/>
      <text:p text:style-name="P94">We are a rural people, who have carried out spirits of an earlier age into young urban centers, developing them into deities of society and nature.</text:p>
      <text:p text:style-name="P95"><text:span text:style-name="T250">Our deities of nature govern the cycles of the land and sea, ensuring stability, and we offer sacrifices and rituals to them in thanks. Our deities of cities, trades, and war look down on us in contempt—we are their servants. They gave our Queen the power and right to rule us, and her voice is the voice of the gods. We do as our Queen commands, for she is vested with divine power.</text:span></text:p>
      <text:p text:style-name="P96"><text:span text:style-name="T86">The will of the deities is communicated to us through our priests, who see in their minds, dreams, and oracles the minds of Heaven. </text:span><text:span text:style-name="T251">When our Queen sends us to war, she ensures proper sacrifice is made to our God—lest we anger her and send her into a fury that would bring a pestilence upon us.</text:span></text:p>
      <text:p text:style-name="P97"><text:span text:style-name="T251">W</text:span><text:span text:style-name="T86">hen an enemy assaults us, we pray to our City God for protection. In the ancient times, our Go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3T11:48:00.148084228</meta:creation-date>
    <dc:date>2024-03-06T19:18:02.891419213</dc:date>
    <meta:editing-duration>P2DT11H52M56S</meta:editing-duration>
    <meta:editing-cycles>346</meta:editing-cycles>
    <meta:generator>LibreOffice/6.4.7.2$Linux_X86_64 LibreOffice_project/40$Build-2</meta:generator>
    <meta:document-statistic meta:table-count="0" meta:image-count="0" meta:object-count="0" meta:page-count="12" meta:paragraph-count="103" meta:word-count="6730" meta:character-count="42475" meta:non-whitespace-character-count="35816"/>
  </office:meta>
</office:document-meta>
</file>